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Replacements/Object 8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4" manifest:media-type=""/>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8"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100" manifest:media-type=""/>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Pictures/100000000000005E0000005EAB6862D59EF3F3E6.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7465in" table:align="margins" style:writing-mode="lr-tb"/>
    </style:style>
    <style:style style:name="Table2.A" style:family="table-column">
      <style:table-column-properties style:column-width="2.915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 style:family="table">
      <style:table-properties style:width="8.7465in" table:align="margins" style:writing-mode="lr-tb"/>
    </style:style>
    <style:style style:name="Table1.A" style:family="table-column">
      <style:table-column-properties style:column-width="2.915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5" style:family="table">
      <style:table-properties style:width="8.7465in" table:align="margins" style:writing-mode="lr-tb"/>
    </style:style>
    <style:style style:name="Table5.A" style:family="table-column">
      <style:table-column-properties style:column-width="4.3736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3" style:family="table">
      <style:table-properties style:width="8.7465in" table:align="margins" style:writing-mode="lr-tb"/>
    </style:style>
    <style:style style:name="Table3.A" style:family="table-column">
      <style:table-column-properties style:column-width="4.3736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n" fo:country="US" officeooo:rsid="0009a37e" officeooo:paragraph-rsid="0009a37e"/>
    </style:style>
    <style:style style:name="P5" style:family="paragraph" style:parent-style-name="Title">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6" style:family="paragraph" style:parent-style-name="Standard">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7" style:family="paragraph" style:parent-style-name="Standard">
      <style:paragraph-properties fo:text-align="start" style:justify-single-word="false" fo:padding="0in" fo:border="none"/>
      <style:text-properties fo:font-size="11pt" fo:language="en" fo:country="US" officeooo:rsid="0064bda7" officeooo:paragraph-rsid="0064bda7" style:font-size-asian="9.60000038146973pt" style:font-size-complex="11pt"/>
    </style:style>
    <style:style style:name="P8" style:family="paragraph" style:parent-style-name="Standard">
      <style:paragraph-properties fo:text-align="start" style:justify-single-word="false" fo:padding="0in" fo:border="none"/>
      <style:text-properties fo:font-size="11pt" fo:language="en" fo:country="US" officeooo:rsid="0067ad34" officeooo:paragraph-rsid="0064bda7" style:font-size-asian="9.60000038146973pt" style:font-size-complex="11pt"/>
    </style:style>
    <style:style style:name="P9" style:family="paragraph" style:parent-style-name="Standard">
      <style:paragraph-properties fo:text-align="start" style:justify-single-word="false" fo:padding="0in" fo:border="none"/>
      <style:text-properties fo:font-size="11pt" fo:language="en" fo:country="US" fo:font-style="italic" officeooo:rsid="006f2709" officeooo:paragraph-rsid="006f2709" style:font-size-asian="9.60000038146973pt" style:font-style-asian="italic" style:font-size-complex="11pt" style:font-style-complex="italic"/>
    </style:style>
    <style:style style:name="P10" style:family="paragraph" style:parent-style-name="Standard">
      <style:paragraph-properties fo:text-align="start" style:justify-single-word="false" fo:padding="0in" fo:border="none"/>
      <style:text-properties fo:font-size="11pt" fo:language="en" fo:country="US" fo:font-style="italic" officeooo:rsid="0067ad34" officeooo:paragraph-rsid="0064bda7" style:font-size-asian="9.60000038146973pt" style:font-style-asian="italic" style:font-size-complex="11pt" style:font-style-complex="italic"/>
    </style:style>
    <style:style style:name="P11" style:family="paragraph" style:parent-style-name="Standard">
      <style:paragraph-properties fo:text-align="start" style:justify-single-word="false" fo:padding="0in" fo:border="none"/>
      <style:text-properties fo:font-size="10pt" fo:language="en" fo:country="US" officeooo:rsid="0064bda7" officeooo:paragraph-rsid="0064bda7" style:font-size-asian="10pt" style:font-size-complex="10pt"/>
    </style:style>
    <style:style style:name="P12" style:family="paragraph" style:parent-style-name="Standard">
      <style:paragraph-properties fo:text-align="start" style:justify-single-word="false" fo:padding="0in" fo:border="none"/>
      <style:text-properties fo:font-size="10pt" fo:language="en" fo:country="US" officeooo:rsid="0064bda7" officeooo:paragraph-rsid="00d28506" style:font-size-asian="10pt" style:font-size-complex="10pt"/>
    </style:style>
    <style:style style:name="P13" style:family="paragraph" style:parent-style-name="Standard">
      <style:paragraph-properties fo:text-align="start" style:justify-single-word="false" fo:padding="0in" fo:border="none"/>
      <style:text-properties fo:font-size="10pt" fo:language="en" fo:country="US" fo:font-style="italic" officeooo:rsid="006f2709" officeooo:paragraph-rsid="006f2709" style:font-size-asian="10pt" style:font-style-asian="italic" style:font-size-complex="10pt" style:font-style-complex="italic"/>
    </style:style>
    <style:style style:name="P14" style:family="paragraph" style:parent-style-name="Standard">
      <style:paragraph-properties fo:text-align="start" style:justify-single-word="false" fo:padding="0in" fo:border="none"/>
      <style:text-properties fo:font-size="10pt" fo:language="en" fo:country="US" fo:font-style="italic" officeooo:rsid="00798698" officeooo:paragraph-rsid="00798698" style:font-size-asian="10pt" style:font-style-asian="italic" style:font-size-complex="10pt" style:font-style-complex="italic"/>
    </style:style>
    <style:style style:name="P15" style:family="paragraph" style:parent-style-name="Standard">
      <style:paragraph-properties fo:text-align="justify" style:justify-single-word="false"/>
      <style:text-properties fo:language="es" fo:country="VE"/>
    </style:style>
    <style:style style:name="P16" style:family="paragraph" style:parent-style-name="Standard">
      <style:paragraph-properties fo:text-align="justify" style:justify-single-word="false"/>
      <style:text-properties fo:language="es" fo:country="VE" officeooo:paragraph-rsid="00320de8"/>
    </style:style>
    <style:style style:name="P17" style:family="paragraph" style:parent-style-name="Standard">
      <style:text-properties fo:language="en" fo:country="US"/>
    </style:style>
    <style:style style:name="P18" style:family="paragraph" style:parent-style-name="Footnote">
      <style:text-properties officeooo:paragraph-rsid="001693eb"/>
    </style:style>
    <style:style style:name="P19" style:family="paragraph" style:parent-style-name="Text">
      <style:paragraph-properties fo:margin-left="0in" fo:margin-right="0in" fo:text-indent="0in" style:auto-text-indent="false"/>
    </style:style>
    <style:style style:name="P20" style:family="paragraph" style:parent-style-name="Text">
      <style:paragraph-properties fo:margin-left="0in" fo:margin-right="0in" fo:text-indent="0in" style:auto-text-indent="false"/>
      <style:text-properties fo:language="en" fo:country="US"/>
    </style:style>
    <style:style style:name="P21" style:family="paragraph" style:parent-style-name="Text">
      <style:paragraph-properties fo:margin-left="0in" fo:margin-right="0in" fo:text-indent="0in" style:auto-text-indent="false">
        <style:drop-cap style:lines="2"/>
      </style:paragraph-properties>
      <style:text-properties fo:language="en" fo:country="US" officeooo:paragraph-rsid="000cb2ba"/>
    </style:style>
    <style:style style:name="P22" style:family="paragraph" style:parent-style-name="Text">
      <style:paragraph-properties fo:margin-left="0in" fo:margin-right="0in" fo:text-align="center" style:justify-single-word="false" fo:text-indent="0in" style:auto-text-indent="false"/>
      <style:text-properties fo:language="en" fo:country="US"/>
    </style:style>
    <style:style style:name="P23" style:family="paragraph" style:parent-style-name="Text">
      <style:paragraph-properties fo:margin-left="0in" fo:margin-right="0in" fo:text-align="center" style:justify-single-word="false" fo:text-indent="0in" style:auto-text-indent="false"/>
      <style:text-properties fo:language="en" fo:country="US" officeooo:paragraph-rsid="000cb2ba"/>
    </style:style>
    <style:style style:name="P24" style:family="paragraph" style:parent-style-name="Text">
      <style:paragraph-properties fo:margin-left="0in" fo:margin-right="0in" fo:text-indent="0in" style:auto-text-indent="false">
        <style:drop-cap style:lines="2"/>
      </style:paragraph-properties>
      <style:text-properties fo:language="en" fo:country="US" officeooo:rsid="000cab81" officeooo:paragraph-rsid="000cb2ba" style:font-size-asian="28pt"/>
    </style:style>
    <style:style style:name="P25" style:family="paragraph" style:parent-style-name="Text">
      <style:paragraph-properties fo:margin-left="0in" fo:margin-right="0in" fo:text-indent="0in" style:auto-text-indent="false"/>
      <style:text-properties fo:language="en" fo:country="US" officeooo:rsid="002acbcd" officeooo:paragraph-rsid="002acbcd"/>
    </style:style>
    <style:style style:name="P26" style:family="paragraph" style:parent-style-name="Text">
      <style:paragraph-properties fo:margin-left="0in" fo:margin-right="0in" fo:text-indent="0in" style:auto-text-indent="false"/>
      <style:text-properties fo:language="en" fo:country="US" fo:font-style="normal" fo:font-weight="normal" officeooo:rsid="002691ba" officeooo:paragraph-rsid="002691ba" style:font-style-asian="normal" style:font-weight-asian="normal" style:font-weight-complex="normal"/>
    </style:style>
    <style:style style:name="P27" style:family="paragraph" style:parent-style-name="Text">
      <style:paragraph-properties fo:margin-left="0in" fo:margin-right="0in" fo:text-indent="0in" style:auto-text-indent="false"/>
      <style:text-properties officeooo:paragraph-rsid="002691ba"/>
    </style:style>
    <style:style style:name="P28" style:family="paragraph" style:parent-style-name="Text">
      <style:paragraph-properties fo:margin-left="0in" fo:margin-right="0in" fo:text-indent="0in" style:auto-text-indent="false"/>
      <style:text-properties officeooo:paragraph-rsid="0027dd59"/>
    </style:style>
    <style:style style:name="P29" style:family="paragraph" style:parent-style-name="Text">
      <style:paragraph-properties fo:margin-left="0in" fo:margin-right="0in" fo:text-indent="0in" style:auto-text-indent="false"/>
      <style:text-properties officeooo:rsid="002acbcd" officeooo:paragraph-rsid="002acbcd"/>
    </style:style>
    <style:style style:name="P30" style:family="paragraph" style:parent-style-name="Text">
      <style:paragraph-properties fo:margin-left="0in" fo:margin-right="0in" fo:text-indent="0in" style:auto-text-indent="false"/>
      <style:text-properties officeooo:rsid="002ca538" officeooo:paragraph-rsid="002ca538"/>
    </style:style>
    <style:style style:name="P31" style:family="paragraph" style:parent-style-name="Text">
      <style:paragraph-properties fo:margin-left="0in" fo:margin-right="0in" fo:text-indent="0in" style:auto-text-indent="false"/>
      <style:text-properties fo:language="es" fo:country="VE" officeooo:rsid="002a764f" officeooo:paragraph-rsid="0027dd59"/>
    </style:style>
    <style:style style:name="P32" style:family="paragraph" style:parent-style-name="Text">
      <style:paragraph-properties fo:margin-left="0in" fo:margin-right="0in" fo:text-indent="0in" style:auto-text-indent="false"/>
      <style:text-properties officeooo:rsid="0039f6a8" officeooo:paragraph-rsid="00635fc5"/>
    </style:style>
    <style:style style:name="P33" style:family="paragraph" style:parent-style-name="Text">
      <style:paragraph-properties fo:margin-left="0in" fo:margin-right="0in" fo:text-indent="0in" style:auto-text-indent="false"/>
      <style:text-properties officeooo:rsid="0039f6a8" officeooo:paragraph-rsid="00f913ca"/>
    </style:style>
    <style:style style:name="P34" style:family="paragraph" style:parent-style-name="Text">
      <style:paragraph-properties fo:margin-left="0in" fo:margin-right="0in" fo:text-indent="0in" style:auto-text-indent="false"/>
      <style:text-properties officeooo:paragraph-rsid="0121c236"/>
    </style:style>
    <style:style style:name="P35" style:family="paragraph" style:parent-style-name="Text">
      <style:paragraph-properties fo:margin-left="0in" fo:margin-right="0in" fo:text-indent="0in" style:auto-text-indent="false"/>
      <style:text-properties officeooo:rsid="0027dd59" officeooo:paragraph-rsid="0121c236"/>
    </style:style>
    <style:style style:name="P36" style:family="paragraph" style:parent-style-name="Text">
      <style:paragraph-properties fo:margin-left="0in" fo:margin-right="0in" fo:text-align="start" style:justify-single-word="false" fo:text-indent="0in" style:auto-text-indent="false" fo:padding="0in" fo:border="none"/>
      <style:text-properties fo:font-size="11pt" fo:language="en" fo:country="US" officeooo:rsid="0039f6a8" officeooo:paragraph-rsid="00635fc5" style:font-size-asian="9.60000038146973pt" style:font-size-complex="11pt"/>
    </style:style>
    <style:style style:name="P37" style:family="paragraph" style:parent-style-name="Abstract">
      <style:text-properties fo:language="en" fo:country="US" officeooo:paragraph-rsid="0126b6c0"/>
    </style:style>
    <style:style style:name="P38" style:family="paragraph" style:parent-style-name="IndexTerms">
      <style:text-properties fo:language="en" fo:country="US" officeooo:paragraph-rsid="012b0d06"/>
    </style:style>
    <style:style style:name="P39" style:family="paragraph" style:parent-style-name="Standard" style:master-page-name="Standard">
      <style:paragraph-properties fo:text-align="justify" style:justify-single-word="false" fo:orphans="0" fo:widows="0" style:page-number="auto"/>
      <style:text-properties fo:language="en" fo:country="US"/>
    </style:style>
    <style:style style:name="P40" style:family="paragraph" style:parent-style-name="Standard">
      <style:paragraph-properties fo:text-align="justify" style:justify-single-word="false"/>
      <style:text-properties fo:language="es" fo:country="VE"/>
    </style:style>
    <style:style style:name="P41" style:family="paragraph" style:parent-style-name="Standard">
      <style:text-properties fo:language="es" fo:country="VE" officeooo:paragraph-rsid="0031b7c8"/>
    </style:style>
    <style:style style:name="P42" style:family="paragraph" style:parent-style-name="Standard">
      <style:text-properties officeooo:paragraph-rsid="0031b7c8"/>
    </style:style>
    <style:style style:name="P43" style:family="paragraph" style:parent-style-name="Standard">
      <style:paragraph-properties fo:text-align="start" style:justify-single-word="false" fo:padding="0in" fo:border="none"/>
      <style:text-properties fo:font-size="11pt" fo:language="en" fo:country="US" fo:font-style="italic" officeooo:rsid="006f2709" officeooo:paragraph-rsid="006f2709" style:font-size-asian="9.60000038146973pt" style:font-style-asian="italic" style:font-size-complex="11pt" style:font-style-complex="italic"/>
    </style:style>
    <style:style style:name="P44" style:family="paragraph" style:parent-style-name="Standard">
      <style:paragraph-properties fo:text-align="start" style:justify-single-word="false" fo:padding="0in" fo:border="none"/>
      <style:text-properties fo:font-size="11pt" fo:language="en" fo:country="US" fo:font-style="italic" officeooo:rsid="014cac2e" officeooo:paragraph-rsid="014cac2e" style:font-size-asian="9.60000038146973pt" style:font-style-asian="italic" style:font-size-complex="11pt" style:font-style-complex="italic"/>
    </style:style>
    <style:style style:name="P45" style:family="paragraph" style:parent-style-name="Standard">
      <style:paragraph-properties fo:margin-left="0in" fo:margin-right="0in" fo:text-align="start" style:justify-single-word="false" fo:text-indent="0in" style:auto-text-indent="false" fo:padding="0in" fo:border="none"/>
      <style:text-properties officeooo:paragraph-rsid="01460c0d"/>
    </style:style>
    <style:style style:name="P46" style:family="paragraph" style:parent-style-name="Standard">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47" style:family="paragraph" style:parent-style-name="Heading_20_1" style:list-style-name="WWNum2">
      <style:text-properties fo:language="en" fo:country="US" officeooo:rsid="000c930e" officeooo:paragraph-rsid="000c930e"/>
    </style:style>
    <style:style style:name="P48" style:family="paragraph" style:parent-style-name="Heading_20_1">
      <style:text-properties fo:language="es" fo:country="VE" officeooo:paragraph-rsid="0031b7c8"/>
    </style:style>
    <style:style style:name="P49" style:family="paragraph" style:parent-style-name="Heading_20_1">
      <style:paragraph-properties fo:margin-left="0in" fo:margin-right="0in" fo:text-indent="0in" style:auto-text-indent="false" fo:padding="0in" fo:border="none"/>
      <style:text-properties officeooo:paragraph-rsid="0140c4e8"/>
    </style:style>
    <style:style style:name="P50" style:family="paragraph" style:parent-style-name="Heading_20_1" style:list-style-name="">
      <style:paragraph-properties fo:margin-left="0in" fo:margin-right="0in" fo:text-indent="0in" style:auto-text-indent="false" fo:padding="0in" fo:border="none"/>
      <style:text-properties officeooo:rsid="0039f6a8" officeooo:paragraph-rsid="00f41a81"/>
    </style:style>
    <style:style style:name="P51" style:family="paragraph" style:parent-style-name="Heading_20_1">
      <style:paragraph-properties fo:margin-left="0in" fo:margin-right="0in" fo:text-align="center" style:justify-single-word="false" fo:text-indent="0in" style:auto-text-indent="false" fo:padding="0in" fo:border="none"/>
      <style:text-properties officeooo:paragraph-rsid="01460c0d"/>
    </style:style>
    <style:style style:name="P52" style:family="paragraph" style:parent-style-name="Heading_20_1">
      <style:paragraph-properties fo:margin-left="0in" fo:margin-right="0in" fo:text-align="center" style:justify-single-word="false" fo:text-indent="0in" style:auto-text-indent="false" fo:padding="0in" fo:border="none"/>
      <style:text-properties officeooo:paragraph-rsid="014a4c0b"/>
    </style:style>
    <style:style style:name="P53" style:family="paragraph" style:parent-style-name="Heading_20_1">
      <style:paragraph-properties fo:margin-left="0in" fo:margin-right="0in" fo:text-align="center" style:justify-single-word="false" fo:text-indent="0in" style:auto-text-indent="false" fo:padding="0in" fo:border="none"/>
      <style:text-properties officeooo:paragraph-rsid="014c3f71"/>
    </style:style>
    <style:style style:name="P54" style:family="paragraph" style:parent-style-name="Heading_20_1">
      <style:paragraph-properties fo:margin-left="0in" fo:margin-right="0in" fo:text-align="start" style:justify-single-word="false" fo:text-indent="0in" style:auto-text-indent="false" fo:padding="0in" fo:border="none"/>
      <style:text-properties officeooo:paragraph-rsid="01460c0d"/>
    </style:style>
    <style:style style:name="P55" style:family="paragraph" style:parent-style-name="Footnote" style:master-page-name="Converted2">
      <style:paragraph-properties style:page-number="auto"/>
    </style:style>
    <style:style style:name="P56" style:family="paragraph" style:parent-style-name="Text" style:master-page-name="Landscape">
      <style:paragraph-properties fo:margin-left="0in" fo:margin-right="0in" fo:text-indent="0in" style:auto-text-indent="false" style:page-number="auto"/>
      <style:text-properties officeooo:paragraph-rsid="0027dd59"/>
    </style:style>
    <style:style style:name="P57" style:family="paragraph" style:parent-style-name="Text">
      <style:paragraph-properties fo:margin-left="0in" fo:margin-right="0in" fo:text-indent="0in" style:auto-text-indent="false"/>
      <style:text-properties fo:language="es" fo:country="VE" officeooo:rsid="002a764f" officeooo:paragraph-rsid="0027dd59"/>
    </style:style>
    <style:style style:name="P58" style:family="paragraph" style:parent-style-name="Text">
      <style:paragraph-properties fo:margin-left="0in" fo:margin-right="0in" fo:text-indent="0in" style:auto-text-indent="false"/>
      <style:text-properties officeooo:rsid="0140c4e8" officeooo:paragraph-rsid="0140c4e8"/>
    </style:style>
    <style:style style:name="P59" style:family="paragraph" style:parent-style-name="Text">
      <style:paragraph-properties fo:margin-left="0in" fo:margin-right="0in" fo:text-indent="0in" style:auto-text-indent="false"/>
      <style:text-properties officeooo:rsid="01460c0d" officeooo:paragraph-rsid="01471c43"/>
    </style:style>
    <style:style style:name="P60" style:family="paragraph" style:parent-style-name="Text">
      <style:paragraph-properties fo:margin-left="0in" fo:margin-right="0in" fo:text-indent="0in" style:auto-text-indent="false"/>
      <style:text-properties officeooo:rsid="01460c0d" officeooo:paragraph-rsid="014c3f71"/>
    </style:style>
    <style:style style:name="P61" style:family="paragraph" style:parent-style-name="Text">
      <style:paragraph-properties fo:margin-left="0in" fo:margin-right="0in" fo:text-indent="0in" style:auto-text-indent="false"/>
      <style:text-properties officeooo:paragraph-rsid="01471c43"/>
    </style:style>
    <style:style style:name="P62" style:family="paragraph" style:parent-style-name="Text">
      <style:paragraph-properties fo:margin-left="0in" fo:margin-right="0in" fo:text-indent="0in" style:auto-text-indent="false"/>
      <style:text-properties fo:font-size="10pt" officeooo:rsid="01460c0d" officeooo:paragraph-rsid="014c3f71" style:font-size-asian="10pt" style:font-size-complex="10pt"/>
    </style:style>
    <style:style style:name="P63" style:family="paragraph" style:parent-style-name="Text">
      <style:paragraph-properties fo:margin-left="0in" fo:margin-right="0in" fo:text-align="start" style:justify-single-word="false" fo:text-indent="0in" style:auto-text-indent="false" fo:padding="0in" fo:border="none"/>
      <style:text-properties fo:font-size="11pt" fo:language="en" fo:country="US" fo:font-style="italic" officeooo:rsid="014cac2e" officeooo:paragraph-rsid="01520c10" style:font-size-asian="9.60000038146973pt" style:font-style-asian="italic" style:font-size-complex="11pt" style:font-style-complex="italic"/>
    </style:style>
    <style:style style:name="P6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20c10" style:font-size-asian="10pt" style:font-style-asian="italic" style:font-size-complex="10pt" style:font-style-complex="italic"/>
    </style:style>
    <style:style style:name="P6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dd83f" style:font-size-asian="10pt" style:font-style-asian="italic" style:font-size-complex="10pt" style:font-style-complex="italic"/>
    </style:style>
    <style:style style:name="P6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6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838a9a" style:font-size-asian="10pt" style:font-style-asian="italic" style:font-size-complex="10pt" style:font-style-complex="italic"/>
    </style:style>
    <style:style style:name="P6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91756e" style:font-size-asian="10pt" style:font-style-asian="italic" style:font-size-complex="10pt" style:font-style-complex="italic"/>
    </style:style>
    <style:style style:name="P6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3fcbd" officeooo:paragraph-rsid="01520c10" style:font-size-asian="10pt" style:font-style-asian="italic" style:font-size-complex="10pt" style:font-style-complex="italic"/>
    </style:style>
    <style:style style:name="P70"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3fcbd" officeooo:paragraph-rsid="0153fcbd" style:font-size-asian="10pt" style:font-style-asian="italic" style:font-size-complex="10pt" style:font-style-complex="italic"/>
    </style:style>
    <style:style style:name="P71"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3fcbd" officeooo:paragraph-rsid="015dd83f" style:font-size-asian="10pt" style:font-style-asian="italic" style:font-size-complex="10pt" style:font-style-complex="italic"/>
    </style:style>
    <style:style style:name="P72"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officeooo:rsid="01460c0d" officeooo:paragraph-rsid="014c3f71" style:font-size-asian="10pt" style:font-style-asian="normal" style:font-size-complex="10pt" style:font-style-complex="normal"/>
    </style:style>
    <style:style style:name="P73" style:family="paragraph" style:parent-style-name="Table_20_Contents">
      <style:text-properties fo:font-size="10pt" fo:font-weight="bold" officeooo:rsid="015c0b51" officeooo:paragraph-rsid="015c0b51" style:font-size-asian="10pt" style:font-weight-asian="bold" style:font-size-complex="10pt" style:font-weight-complex="bold"/>
    </style:style>
    <style:style style:name="P74" style:family="paragraph" style:parent-style-name="Table_20_Contents">
      <style:text-properties fo:font-size="10pt" fo:font-weight="bold" officeooo:rsid="015c0b51" officeooo:paragraph-rsid="01662f39" style:font-size-asian="10pt" style:font-weight-asian="bold" style:font-size-complex="10pt" style:font-weight-complex="bold"/>
    </style:style>
    <style:style style:name="P75" style:family="paragraph" style:parent-style-name="Table_20_Contents">
      <style:text-properties fo:font-size="10pt" fo:font-weight="bold" officeooo:rsid="015c7270" officeooo:paragraph-rsid="015c7270" style:font-size-asian="10pt" style:font-weight-asian="bold" style:font-size-complex="10pt" style:font-weight-complex="bold"/>
    </style:style>
    <style:style style:name="P76" style:family="paragraph" style:parent-style-name="Table_20_Contents">
      <style:text-properties fo:font-size="10pt" fo:font-weight="bold" officeooo:rsid="015c7270" officeooo:paragraph-rsid="01662f39" style:font-size-asian="10pt" style:font-weight-asian="bold" style:font-size-complex="10pt" style:font-weight-complex="bold"/>
    </style:style>
    <style:style style:name="P77" style:family="paragraph" style:parent-style-name="Table_20_Contents">
      <style:text-properties fo:font-size="10pt" fo:font-weight="bold" officeooo:rsid="016677f3" officeooo:paragraph-rsid="016677f3" style:font-size-asian="10pt" style:font-weight-asian="bold" style:font-size-complex="10pt" style:font-weight-complex="bold"/>
    </style:style>
    <style:style style:name="P78" style:family="paragraph" style:parent-style-name="Table_20_Contents">
      <style:text-properties fo:font-size="10pt" fo:font-weight="bold" officeooo:rsid="018287e3" officeooo:paragraph-rsid="018287e3" style:font-size-asian="10pt" style:font-weight-asian="bold" style:font-size-complex="10pt" style:font-weight-complex="bold"/>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4eb31"/>
    </style:style>
    <style:style style:name="T4" style:family="text">
      <style:text-properties fo:language="es" fo:country="VE" officeooo:rsid="001693eb"/>
    </style:style>
    <style:style style:name="T5" style:family="text">
      <style:text-properties fo:language="es" fo:country="VE" officeooo:rsid="0009a37e"/>
    </style:style>
    <style:style style:name="T6" style:family="text">
      <style:text-properties fo:language="es" fo:country="VE" officeooo:rsid="0137da0d"/>
    </style:style>
    <style:style style:name="T7" style:family="text">
      <style:text-properties fo:language="es" fo:country="VE" officeooo:rsid="002a764f"/>
    </style:style>
    <style:style style:name="T8" style:family="text">
      <style:text-properties fo:language="es" fo:country="VE" officeooo:rsid="013e11c6"/>
    </style:style>
    <style:style style:name="T9" style:family="text">
      <style:text-properties fo:language="es" fo:country="VE" officeooo:rsid="01401c70"/>
    </style:style>
    <style:style style:name="T10" style:family="text">
      <style:text-properties officeooo:rsid="000cb2ba" style:font-size-asian="28pt"/>
    </style:style>
    <style:style style:name="T11" style:family="text">
      <style:text-properties officeooo:rsid="000cab81" style:font-size-asian="28pt"/>
    </style:style>
    <style:style style:name="T12" style:family="text">
      <style:text-properties officeooo:rsid="0014eb31" style:font-size-asian="28pt"/>
    </style:style>
    <style:style style:name="T13" style:family="text">
      <style:text-properties fo:font-weight="bold" style:font-weight-asian="bold" style:font-weight-complex="bold"/>
    </style:style>
    <style:style style:name="T14" style:family="text">
      <style:text-properties fo:font-weight="bold" officeooo:rsid="0012ad91" style:font-weight-asian="bold" style:font-weight-complex="bold"/>
    </style:style>
    <style:style style:name="T15" style:family="text">
      <style:text-properties fo:font-weight="bold" officeooo:rsid="0091ff7c" style:font-weight-asian="bold" style:font-weight-complex="bold"/>
    </style:style>
    <style:style style:name="T16" style:family="text">
      <style:text-properties fo:font-weight="bold" officeooo:rsid="009b8c4e" style:font-weight-asian="bold" style:font-weight-complex="bold"/>
    </style:style>
    <style:style style:name="T17" style:family="text">
      <style:text-properties fo:font-weight="bold" officeooo:rsid="00a6dad0" style:font-weight-asian="bold" style:font-weight-complex="bold"/>
    </style:style>
    <style:style style:name="T18" style:family="text">
      <style:text-properties fo:font-weight="bold" officeooo:rsid="0039f6a8" style:font-weight-asian="bold" style:font-weight-complex="bold"/>
    </style:style>
    <style:style style:name="T19" style:family="text">
      <style:text-properties fo:font-weight="bold" officeooo:rsid="00d2c8c8" style:font-weight-asian="bold" style:font-weight-complex="bold"/>
    </style:style>
    <style:style style:name="T20" style:family="text">
      <style:text-properties fo:font-weight="bold" officeooo:rsid="00e6fa5b" style:font-weight-asian="bold" style:font-weight-complex="bold"/>
    </style:style>
    <style:style style:name="T21" style:family="text">
      <style:text-properties fo:font-weight="bold" officeooo:rsid="00f913ca" style:font-weight-asian="bold" style:font-weight-complex="bold"/>
    </style:style>
    <style:style style:name="T22" style:family="text">
      <style:text-properties fo:font-weight="bold" officeooo:rsid="01086046" style:font-weight-asian="bold" style:font-weight-complex="bold"/>
    </style:style>
    <style:style style:name="T23" style:family="text">
      <style:text-properties fo:font-weight="bold" officeooo:rsid="014cac2e" style:font-weight-asian="bold" style:font-weight-complex="bold"/>
    </style:style>
    <style:style style:name="T24" style:family="text">
      <style:text-properties fo:font-weight="bold" officeooo:rsid="01520c10" style:font-weight-asian="bold" style:font-weight-complex="bold"/>
    </style:style>
    <style:style style:name="T25" style:family="text">
      <style:text-properties fo:font-weight="bold" officeooo:rsid="0153a5cf" style:font-weight-asian="bold" style:font-weight-complex="bold"/>
    </style:style>
    <style:style style:name="T26" style:family="text">
      <style:text-properties fo:font-weight="bold" officeooo:rsid="01629254" style:font-weight-asian="bold" style:font-weight-complex="bold"/>
    </style:style>
    <style:style style:name="T27" style:family="text">
      <style:text-properties fo:font-weight="bold" officeooo:rsid="0153fcbd" style:font-weight-asian="bold" style:font-weight-complex="bold"/>
    </style:style>
    <style:style style:name="T28" style:family="text">
      <style:text-properties fo:font-weight="bold" officeooo:rsid="017f4d22" style:font-weight-asian="bold" style:font-weight-complex="bold"/>
    </style:style>
    <style:style style:name="T29" style:family="text">
      <style:text-properties fo:font-weight="bold" officeooo:rsid="0189b71b" style:font-weight-asian="bold" style:font-weight-complex="bold"/>
    </style:style>
    <style:style style:name="T30" style:family="text">
      <style:text-properties fo:font-weight="bold" officeooo:rsid="018aa59c" style:font-weight-asian="bold" style:font-weight-complex="bold"/>
    </style:style>
    <style:style style:name="T31" style:family="text">
      <style:text-properties style:font-name="Times new roman" fo:language="es" fo:country="VE"/>
    </style:style>
    <style:style style:name="T32" style:family="text">
      <style:text-properties style:font-name="Times new roman" fo:language="es" fo:country="VE" officeooo:rsid="0009a37e"/>
    </style:style>
    <style:style style:name="T33" style:family="text">
      <style:text-properties officeooo:rsid="000c18c8"/>
    </style:style>
    <style:style style:name="T34" style:family="text">
      <style:text-properties fo:font-size="6pt" officeooo:rsid="000c18c8" style:font-size-asian="6pt" style:font-size-complex="6pt"/>
    </style:style>
    <style:style style:name="T35" style:family="text">
      <style:text-properties fo:font-size="6pt" officeooo:rsid="000e974a" style:font-size-asian="5.25pt" style:font-size-complex="6pt"/>
    </style:style>
    <style:style style:name="T36" style:family="text">
      <style:text-properties fo:font-style="italic" officeooo:rsid="000c18c8" style:font-style-asian="italic"/>
    </style:style>
    <style:style style:name="T37" style:family="text">
      <style:text-properties fo:font-style="italic" officeooo:rsid="000c7581" style:font-style-asian="italic"/>
    </style:style>
    <style:style style:name="T38" style:family="text">
      <style:text-properties fo:font-style="italic" style:font-style-asian="italic" style:font-style-complex="italic"/>
    </style:style>
    <style:style style:name="T39" style:family="text">
      <style:text-properties fo:font-style="italic" officeooo:rsid="014272a9" style:font-style-asian="italic" style:font-style-complex="italic"/>
    </style:style>
    <style:style style:name="T40" style:family="text">
      <style:text-properties fo:font-style="italic" officeooo:rsid="012b0d06" style:font-style-asian="italic"/>
    </style:style>
    <style:style style:name="T41" style:family="text">
      <style:text-properties fo:font-style="italic" officeooo:rsid="01374f72" style:font-style-asian="italic"/>
    </style:style>
    <style:style style:name="T42" style:family="text">
      <style:text-properties fo:language="en" fo:country="US"/>
    </style:style>
    <style:style style:name="T43" style:family="text">
      <style:text-properties fo:language="en" fo:country="US" fo:font-weight="bold" style:font-weight-asian="bold" style:font-weight-complex="bold"/>
    </style:style>
    <style:style style:name="T44" style:family="text">
      <style:text-properties fo:language="en" fo:country="US" officeooo:rsid="0012ad91"/>
    </style:style>
    <style:style style:name="T45" style:family="text">
      <style:text-properties fo:language="en" fo:country="US" officeooo:rsid="00187238"/>
    </style:style>
    <style:style style:name="T46" style:family="text">
      <style:text-properties fo:language="en" fo:country="US" fo:font-style="normal" officeooo:rsid="00187238" style:font-style-asian="normal"/>
    </style:style>
    <style:style style:name="T47" style:family="text">
      <style:text-properties fo:language="en" fo:country="US" fo:font-style="normal" officeooo:rsid="0019230a" style:font-style-asian="normal"/>
    </style:style>
    <style:style style:name="T48" style:family="text">
      <style:text-properties fo:language="en" fo:country="US" fo:font-style="normal" officeooo:rsid="001b1dd4" style:font-style-asian="normal"/>
    </style:style>
    <style:style style:name="T49" style:family="text">
      <style:text-properties fo:language="en" fo:country="US" fo:font-style="normal" fo:font-weight="bold" officeooo:rsid="00187238" style:font-style-asian="normal" style:font-weight-asian="bold" style:font-weight-complex="bold"/>
    </style:style>
    <style:style style:name="T50" style:family="text">
      <style:text-properties fo:language="en" fo:country="US" fo:font-style="normal" fo:font-weight="bold" officeooo:rsid="002460f9" style:font-style-asian="normal" style:font-weight-asian="bold" style:font-weight-complex="bold"/>
    </style:style>
    <style:style style:name="T51" style:family="text">
      <style:text-properties fo:language="en" fo:country="US" fo:font-style="normal" fo:font-weight="bold" officeooo:rsid="00250d41" style:font-style-asian="normal" style:font-weight-asian="bold" style:font-weight-complex="bold"/>
    </style:style>
    <style:style style:name="T52" style:family="text">
      <style:text-properties fo:language="en" fo:country="US" fo:font-style="normal" fo:font-weight="bold" officeooo:rsid="002691ba" style:font-style-asian="normal" style:font-weight-asian="bold" style:font-weight-complex="bold"/>
    </style:style>
    <style:style style:name="T53" style:family="text">
      <style:text-properties fo:language="en" fo:country="US" fo:font-style="normal" fo:font-weight="normal" officeooo:rsid="0019230a" style:font-style-asian="normal" style:font-weight-asian="normal" style:font-weight-complex="normal"/>
    </style:style>
    <style:style style:name="T54" style:family="text">
      <style:text-properties fo:language="en" fo:country="US" fo:font-style="normal" fo:font-weight="normal" officeooo:rsid="00187238" style:font-style-asian="normal" style:font-weight-asian="normal" style:font-weight-complex="normal"/>
    </style:style>
    <style:style style:name="T55" style:family="text">
      <style:text-properties fo:language="en" fo:country="US" fo:font-style="normal" fo:font-weight="normal" officeooo:rsid="001970d8" style:font-style-asian="normal" style:font-weight-asian="normal" style:font-weight-complex="normal"/>
    </style:style>
    <style:style style:name="T56" style:family="text">
      <style:text-properties fo:language="en" fo:country="US" fo:font-style="normal" fo:font-weight="normal" officeooo:rsid="001b1dd4" style:font-style-asian="normal" style:font-weight-asian="normal" style:font-weight-complex="normal"/>
    </style:style>
    <style:style style:name="T57" style:family="text">
      <style:text-properties fo:language="en" fo:country="US" fo:font-style="normal" fo:font-weight="normal" officeooo:rsid="002283e9" style:font-style-asian="normal" style:font-weight-asian="normal" style:font-weight-complex="normal"/>
    </style:style>
    <style:style style:name="T58" style:family="text">
      <style:text-properties fo:language="en" fo:country="US" fo:font-style="normal" fo:font-weight="normal" officeooo:rsid="002460f9" style:font-style-asian="normal" style:font-weight-asian="normal" style:font-weight-complex="normal"/>
    </style:style>
    <style:style style:name="T59" style:family="text">
      <style:text-properties fo:language="en" fo:country="US" fo:font-style="normal" fo:font-weight="normal" officeooo:rsid="00250d41" style:font-style-asian="normal" style:font-weight-asian="normal" style:font-weight-complex="normal"/>
    </style:style>
    <style:style style:name="T60" style:family="text">
      <style:text-properties fo:language="en" fo:country="US" fo:font-style="normal" fo:font-weight="normal" officeooo:rsid="002691ba" style:font-style-asian="normal" style:font-weight-asian="normal" style:font-weight-complex="normal"/>
    </style:style>
    <style:style style:name="T61" style:family="text">
      <style:text-properties fo:language="en" fo:country="US" officeooo:rsid="002ca538"/>
    </style:style>
    <style:style style:name="T62" style:family="text">
      <style:text-properties fo:language="en" fo:country="US" fo:font-style="italic" fo:font-weight="normal" officeooo:rsid="000c7581" style:font-style-asian="italic" style:font-weight-asian="normal" style:font-weight-complex="normal"/>
    </style:style>
    <style:style style:name="T63" style:family="text">
      <style:text-properties fo:language="en" fo:country="US" fo:font-style="italic" officeooo:rsid="000c7581" style:font-style-asian="italic"/>
    </style:style>
    <style:style style:name="T64" style:family="text">
      <style:text-properties officeooo:rsid="000cb2ba"/>
    </style:style>
    <style:style style:name="T65" style:family="text">
      <style:text-properties officeooo:rsid="000e974a"/>
    </style:style>
    <style:style style:name="T66" style:family="text">
      <style:text-properties officeooo:rsid="000ea6f1"/>
    </style:style>
    <style:style style:name="T67" style:family="text">
      <style:text-properties officeooo:rsid="0010a6c8"/>
    </style:style>
    <style:style style:name="T68" style:family="text">
      <style:text-properties officeooo:rsid="00113cba"/>
    </style:style>
    <style:style style:name="T69" style:family="text">
      <style:text-properties officeooo:rsid="0012ad91"/>
    </style:style>
    <style:style style:name="T70" style:family="text">
      <style:text-properties officeooo:rsid="002258f0"/>
    </style:style>
    <style:style style:name="T71" style:family="text">
      <style:text-properties fo:font-size="10pt" fo:font-style="italic" style:font-size-asian="10pt" style:font-style-asian="italic" style:font-size-complex="10pt" style:font-style-complex="italic"/>
    </style:style>
    <style:style style:name="T72" style:family="text">
      <style:text-properties fo:font-size="10pt" fo:font-style="italic" officeooo:rsid="0067ad34" style:font-size-asian="10pt" style:font-style-asian="italic" style:font-size-complex="10pt" style:font-style-complex="italic"/>
    </style:style>
    <style:style style:name="T73" style:family="text">
      <style:text-properties fo:font-size="10pt" style:font-size-asian="10pt" style:font-size-complex="10pt"/>
    </style:style>
    <style:style style:name="T74" style:family="text">
      <style:text-properties fo:font-size="10pt" fo:language="en" fo:country="US" fo:font-style="italic" fo:font-weight="bold" officeooo:rsid="00e6fa5b" style:font-size-asian="10pt" style:font-style-asian="italic" style:font-weight-asian="bold" style:font-size-complex="10pt" style:font-style-complex="italic" style:font-weight-complex="bold"/>
    </style:style>
    <style:style style:name="T75" style:family="text">
      <style:text-properties fo:font-size="10pt" fo:language="en" fo:country="US" fo:font-style="italic" fo:font-weight="bold" officeooo:rsid="006f2709" style:font-size-asian="10pt" style:font-style-asian="italic" style:font-weight-asian="bold" style:font-size-complex="10pt" style:font-style-complex="italic" style:font-weight-complex="bold"/>
    </style:style>
    <style:style style:name="T76" style:family="text">
      <style:text-properties officeooo:rsid="009099aa"/>
    </style:style>
    <style:style style:name="T77" style:family="text">
      <style:text-properties officeooo:rsid="009b8c4e"/>
    </style:style>
    <style:style style:name="T78" style:family="text">
      <style:text-properties officeooo:rsid="00acbd70"/>
    </style:style>
    <style:style style:name="T79" style:family="text">
      <style:text-properties officeooo:rsid="00d2490f"/>
    </style:style>
    <style:style style:name="T80" style:family="text">
      <style:text-properties officeooo:rsid="00e4cff1"/>
    </style:style>
    <style:style style:name="T81" style:family="text">
      <style:text-properties officeooo:rsid="00f73fb0"/>
    </style:style>
    <style:style style:name="T82" style:family="text">
      <style:text-properties officeooo:rsid="01086046"/>
    </style:style>
    <style:style style:name="T83" style:family="text">
      <style:text-properties officeooo:rsid="0126b6c0"/>
    </style:style>
    <style:style style:name="T84" style:family="text">
      <style:text-properties fo:font-style="normal" officeooo:rsid="01205dd6" style:font-style-asian="normal" style:font-style-complex="normal"/>
    </style:style>
    <style:style style:name="T85" style:family="text">
      <style:text-properties fo:font-style="normal" fo:font-weight="normal" officeooo:rsid="01520c10" style:font-style-asian="normal" style:font-weight-asian="normal" style:font-style-complex="normal" style:font-weight-complex="normal"/>
    </style:style>
    <style:style style:name="T86" style:family="text">
      <style:text-properties officeooo:rsid="014272a9"/>
    </style:style>
    <style:style style:name="T87" style:family="text">
      <style:text-properties officeooo:rsid="01471c43"/>
    </style:style>
    <style:style style:name="T88" style:family="text">
      <style:text-properties officeooo:rsid="01520c10"/>
    </style:style>
    <style:style style:name="T89" style:family="text">
      <style:text-properties officeooo:rsid="015dd83f"/>
    </style:style>
    <style:style style:name="T90" style:family="text">
      <style:text-properties officeooo:rsid="016677f3"/>
    </style:style>
    <style:style style:name="T91" style:family="text">
      <style:text-properties officeooo:rsid="0179d2b1"/>
    </style:style>
    <style:style style:name="T92" style:family="text">
      <style:text-properties officeooo:rsid="017a2c2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text:note text:id="ftn1" text:note-class="footnote"><text:note-citation text:label=""></text:note-citation><text:note-body><text:p text:style-name="P55"><text:span text:style-name="T3">This <text:s/></text:span><text:span text:style-name="T4">job has not been financed on any mode</text:span><text:span text:style-name="T2">. </text:span></text:p><text:p text:style-name="P18"><text:span text:style-name="T5">Mor</text:span><text:span text:style-name="T32">ó</text:span><text:span text:style-name="T5">n</text:span><text:span text:style-name="T2"> J. </text:span><text:span text:style-name="T4">Teacher Assitant at Computer Department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4">uandiegp17@gmail.com</text:span></text:span><text:span text:style-name="T4">)</text:span><text:span text:style-name="T2">.</text:span></text:p><text:p text:style-name="Footnote"/></text:note-body></text:note></text:p>
        <text:p text:style-name="P37"><draw:frame draw:style-name="fr2" draw:name="Frame1" text:anchor-type="paragraph" svg:y="0.0008in" svg:width="6.5in" draw:z-index="0"><draw:text-box fo:min-height="0.0161in"><text:p text:style-name="P4">Parametric Analysis of Second Order Systems of Linear Differential Equations</text:p></draw:text-box></draw:frame><draw:frame draw:style-name="fr3" draw:name="Frame2" text:anchor-type="paragraph" svg:x="1.0898in" svg:y="-0.148in" svg:width="6.3in" svg:height="0.1492in" draw:z-index="1"><draw:text-box><text:p text:style-name="P3"><text:span text:style-name="T2">Juan Diego Mor</text:span><text:span text:style-name="T31">ó</text:span><text:span text:style-name="T2">n <text:s/>Flores </text:span></text:p></draw:text-box></draw:frame><text:span text:style-name="T36">Summary</text:span>— <text:span text:style-name="T33">the general purpose of this report is to make an analysis of autonomous second order systems, starting from matrix “A</text:span><text:span text:style-name="T34">2x2</text:span><text:span text:style-name="T33">”, called “characteristic matrix” of the system, composed by four parameters and then analyzing and providing all the possible cases for equilibrium behavior of a second order system with their respective restrictions, this analysis is given by representing the intervals where the system </text:span><text:span text:style-name="T37">Equilibrium </text:span><text:span text:style-name="T84">has a determined behavior</text:span><text:span text:style-name="T33">. This analysis was also done by analyzing the characteristic </text:span><text:bookmark text:name="tw-target-text"/>polynomial <text:span text:style-name="T83">of the system, this second perspective allows us to only focus on Eigen values and forget the parameters of the characteristic matrix “A”. These two perspectives showed us that results obtained with these methods are the same and independent on the method used, because they are equivalent. <text:s text:c="4"/></text:span></text:p>
        <text:p text:style-name="P17"/>
        <text:p text:style-name="P38"><text:span text:style-name="T37">Key words</text:span>— <text:span text:style-name="T37">Equilibrium, characteris</text:span><text:span text:style-name="T41">t</text:span><text:span text:style-name="T37">ic matrix, characteristic </text:span><text:span text:style-name="T40">polynomial</text:span>. <text:s/><text:span text:style-name="T83">Eigen values.</text:span></text:p>
        <text:list xml:id="list139871181" text:style-name="WWNum2">
          <text:list-header>
            <text:h text:style-name="P47" text:outline-level="1">Introduction </text:h>
          </text:list-header>
        </text:list>
        <text:p text:style-name="P21"><text:span text:style-name="T10">M</text:span><text:span text:style-name="T11">any </text:span><text:span text:style-name="T12">physical </text:span><text:span text:style-name="T11">systems are described by several differential equations. One of the most simple types </text:span><text:span text:style-name="T10">o</text:span><text:span text:style-name="T11">f such systems is a system of two linear differential equations that on a general form can be written as:</text:span></text:p>
        <text:p text:style-name="P24"/>
        <text:p text:style-name="P23"><text:span text:style-name="T64"><draw:frame draw:style-name="fr5" draw:name="Object1" text:anchor-type="as-char" svg:y="-0.2528in" svg:width="0.9752in" svg:height="0.4701in" draw:z-index="8"><draw:object xlink:href="./Object 7" xlink:type="simple" xlink:show="embed" xlink:actuate="onLoad"/><draw:image xlink:href="./ObjectReplacements/Object 7" xlink:type="simple" xlink:show="embed" xlink:actuate="onLoad"/><svg:desc>formula</svg:desc></draw:frame></text:span><text:span text:style-name="T64"><text:tab/> <text:s text:c="14"/>(1.0)</text:span></text:p>
        <text:p text:style-name="P23"/>
        <text:p text:style-name="P20">here <text:span text:style-name="T65">X</text:span><text:span text:style-name="T35">1</text:span>(t) and <text:span text:style-name="T65">X</text:span><text:span text:style-name="T35">2</text:span>(t) are unknown functions of time t, and a, b, c, d are constants (parameters). System (1.<text:span text:style-name="T66">0</text:span>) by itself has many practically important applications, for example electrical circuits in physics, models in economics, etc. <text:span text:style-name="T67">We could also represent system (1.0) on its matricidal form:</text:span></text:p>
        <text:p text:style-name="P22"/>
        <text:p text:style-name="P22"><draw:frame draw:style-name="fr5" draw:name="Object35" text:anchor-type="as-char" svg:y="-0.252in" svg:width="3.5134in" svg:height="0.4201in" draw:z-index="9"><draw:object xlink:href="./Object 5" xlink:type="simple" xlink:show="embed" xlink:actuate="onLoad"/><draw:image xlink:href="./ObjectReplacements/Object 5" xlink:type="simple" xlink:show="embed" xlink:actuate="onLoad"/><svg:desc>formula</svg:desc></draw:frame><text:s text:c="3"/><text:span text:style-name="T69">(1.1)</text:span></text:p>
        <text:p text:style-name="P20"/>
        <text:p text:style-name="P20">This matrix A has two rows and three columns. We will call this a matrix of the size 2 × <text:span text:style-name="T68">2</text:span>.</text:p>
        <text:p text:style-name="P20">Let us <text:span text:style-name="T69">introduce </text:span>a definition:</text:p>
        <text:p text:style-name="P20"><text:span text:style-name="T13">Definition 1:</text:span> A nonzero vector <text:span text:style-name="T14">v</text:span> and number <text:span text:style-name="T13">λ</text:span> are called an eigen vector and an eigen value of a square matrix A if they satisfy equation:</text:p>
        <text:p text:style-name="P22"><text:span text:style-name="T69"><draw:frame draw:style-name="fr5" draw:name="Object36" text:anchor-type="as-char" svg:y="-0.1484in" svg:width="0.5772in" svg:height="0.1839in" draw:z-index="10"><draw:object xlink:href="./Object 13" xlink:type="simple" xlink:show="embed" xlink:actuate="onLoad"/><draw:image xlink:href="./ObjectReplacements/Object 13" xlink:type="simple" xlink:show="embed" xlink:actuate="onLoad"/></draw:frame></text:span><text:span text:style-name="T69">(1.2)</text:span></text:p>
        <text:p text:style-name="P22"/>
        <text:p text:style-name="P20">Eigen vectors are not unique, and it is easy to see that if we multiply it by an arbitrary constant <text:span text:style-name="T13">k</text:span> we get another eigen vector corresponding to the same eigen value. Indeed by multiplying (1.<text:span text:style-name="T69">3</text:span>) by k we get:</text:p>
        <text:p text:style-name="P22"><draw:frame draw:style-name="fr5" draw:name="Object37" text:anchor-type="as-char" svg:y="-0.1484in" svg:width="0.7016in" svg:height="0.1839in" draw:z-index="11"><draw:object xlink:href="./Object 15" xlink:type="simple" xlink:show="embed" xlink:actuate="onLoad"/><draw:image xlink:href="./ObjectReplacements/Object 15" xlink:type="simple" xlink:show="embed" xlink:actuate="onLoad"/><svg:desc>formula</svg:desc></draw:frame></text:p>
        <text:p text:style-name="P22"/>
        <text:p text:style-name="P19"><text:span text:style-name="T42">therefore, we can say that </text:span><text:span text:style-name="T43">kv</text:span><text:span text:style-name="T42"> is also an eigen vector of (</text:span><text:span text:style-name="T44">1.</text:span><text:span text:style-name="T45">2</text:span><text:span text:style-name="T42">) corresponding to eigen value </text:span><text:span text:style-name="T43">λ</text:span><text:span text:style-name="T42">.</text:span></text:p>
        <text:p text:style-name="P25">Eigen values can be calculated as following:</text:p>
        <text:p text:style-name="P25"/>
        <text:p text:style-name="P25"/>
        <text:p text:style-name="P29"><text:span text:style-name="T42"><draw:frame draw:style-name="fr5" draw:name="Object3" text:anchor-type="as-char" svg:y="-0.172in" svg:width="2.5382in" svg:height="0.2193in" draw:z-index="12"><draw:object xlink:href="./Object 10" xlink:type="simple" xlink:show="embed" xlink:actuate="onLoad"/><draw:image xlink:href="./ObjectReplacements/Object 10" xlink:type="simple" xlink:show="embed" xlink:actuate="onLoad"/></draw:frame></text:span><text:span text:style-name="T42">(1.3)</text:span></text:p>
        <text:p text:style-name="P25"/>
        <text:p text:style-name="P30">finally solving (1.3) for <text:span text:style-name="T42"><text:s/></text:span><text:span text:style-name="T43">λ</text:span> we have:</text:p>
        <text:p text:style-name="P25"/>
        <text:p text:style-name="P29"><text:span text:style-name="T42"><draw:frame draw:style-name="fr5" draw:name="Object4" text:anchor-type="as-char" svg:y="-0.2965in" svg:width="2.5835in" svg:height="0.4453in" draw:z-index="13"><draw:object xlink:href="./Object 1" xlink:type="simple" xlink:show="embed" xlink:actuate="onLoad"/><draw:image xlink:href="./ObjectReplacements/Object 1" xlink:type="simple" xlink:show="embed" xlink:actuate="onLoad"/><svg:desc>formula</svg:desc></draw:frame></text:span><text:span text:style-name="T61">(1.4)</text:span></text:p>
        <text:p text:style-name="P25"/>
        <text:p text:style-name="P27"><text:span text:style-name="T46">Let go back to system (1.0), if we solve this system by any method </text:span><text:span text:style-name="T48">with some initial conditions </text:span><text:span text:style-name="T48"><draw:frame draw:style-name="fr5" draw:name="Object46" text:anchor-type="as-char" svg:y="-0.152in" svg:width="1.3346in" svg:height="0.2134in" draw:z-index="15"><draw:object xlink:href="./Object 39" xlink:type="simple" xlink:show="embed" xlink:actuate="onLoad"/><draw:image xlink:href="./ObjectReplacements/Object 39" xlink:type="simple" xlink:show="embed" xlink:actuate="onLoad"/><svg:desc>formula</svg:desc></draw:frame></text:span><text:span text:style-name="T48"><text:s/></text:span><text:span text:style-name="T46">we will find the explicit solution for the system </text:span><text:span text:style-name="T47">for</text:span><draw:frame draw:style-name="fr5" draw:name="Object2" text:anchor-type="as-char" svg:y="-0.1484in" svg:width="0.2201in" svg:height="0.2091in" draw:z-index="19"><draw:object xlink:href="./Object 17" xlink:type="simple" xlink:show="embed" xlink:actuate="onLoad"/><draw:image xlink:href="./ObjectReplacements/Object 17" xlink:type="simple" xlink:show="embed" xlink:actuate="onLoad"/><svg:desc>formula</svg:desc></draw:frame><text:span text:style-name="T70">and</text:span><draw:frame draw:style-name="fr5" draw:name="Object43" text:anchor-type="as-char" svg:y="-0.1484in" svg:width="0.2201in" svg:height="0.2091in" draw:z-index="20"><draw:object xlink:href="./Object 19" xlink:type="simple" xlink:show="embed" xlink:actuate="onLoad"/><draw:image xlink:href="./ObjectReplacements/Object 19" xlink:type="simple" xlink:show="embed" xlink:actuate="onLoad"/><svg:desc>formula</svg:desc></draw:frame><text:span text:style-name="T46">. Let us now consider a two dimensional coordinate system <text:s/>with </text:span><text:span text:style-name="T46"><draw:frame draw:style-name="fr5" draw:name="Object38" text:anchor-type="as-char" svg:y="-0.1484in" svg:width="0.4882in" svg:height="0.2091in" draw:z-index="21"><draw:object xlink:href="./Object 23" xlink:type="simple" xlink:show="embed" xlink:actuate="onLoad"/><draw:image xlink:href="./ObjectReplacements/Object 23" xlink:type="simple" xlink:show="embed" xlink:actuate="onLoad"/><svg:desc>formula</svg:desc></draw:frame></text:span><text:span text:style-name="T46">the </text:span><text:span text:style-name="T46"><draw:frame draw:style-name="fr5" draw:name="Object39" text:anchor-type="as-char" svg:y="-0.1484in" svg:width="0.2201in" svg:height="0.2091in" draw:z-index="23"><draw:object xlink:href="./Object 25" xlink:type="simple" xlink:show="embed" xlink:actuate="onLoad"/><draw:image xlink:href="./ObjectReplacements/Object 25" xlink:type="simple" xlink:show="embed" xlink:actuate="onLoad"/><svg:desc>formula</svg:desc></draw:frame></text:span><text:span text:style-name="T46">- axis for the variable </text:span><text:span text:style-name="T46"><draw:frame draw:style-name="fr5" draw:name="Object41" text:anchor-type="as-char" svg:y="-0.1484in" svg:width="0.2201in" svg:height="0.2091in" draw:z-index="24"><draw:object xlink:href="./Object 27" xlink:type="simple" xlink:show="embed" xlink:actuate="onLoad"/><draw:image xlink:href="./ObjectReplacements/Object 27" xlink:type="simple" xlink:show="embed" xlink:actuate="onLoad"/><svg:desc>formula</svg:desc></draw:frame></text:span><text:span text:style-name="T46">and the - a</text:span><text:span text:style-name="T46"><draw:frame draw:style-name="fr5" draw:name="Object40" text:anchor-type="as-char" svg:y="-0.1484in" svg:width="0.2201in" svg:height="0.2091in" draw:z-index="25"><draw:object xlink:href="./Object 29" xlink:type="simple" xlink:show="embed" xlink:actuate="onLoad"/><draw:image xlink:href="./ObjectReplacements/Object 29" xlink:type="simple" xlink:show="embed" xlink:actuate="onLoad"/><svg:desc>formula</svg:desc></draw:frame></text:span><text:span text:style-name="T46">xis for the variable . </text:span><text:span text:style-name="T46"><draw:frame draw:style-name="fr5" draw:name="Object42" text:anchor-type="as-char" svg:y="-0.1484in" svg:width="0.2201in" svg:height="0.2091in" draw:z-index="26"><draw:object xlink:href="./Object 33" xlink:type="simple" xlink:show="embed" xlink:actuate="onLoad"/><draw:image xlink:href="./ObjectReplacements/Object 33" xlink:type="simple" xlink:show="embed" xlink:actuate="onLoad"/><svg:desc>formula</svg:desc></draw:frame></text:span><text:span text:style-name="T46">Such a coordinate system is called a </text:span><text:span text:style-name="T49">phase space</text:span><text:span text:style-name="T54">, </text:span><text:span text:style-name="T53">if we </text:span><text:span text:style-name="T56">plot</text:span><text:span text:style-name="T53"> the dynamic of </text:span><text:span text:style-name="T53"><draw:frame draw:style-name="fr5" draw:name="Object45" text:anchor-type="as-char" svg:y="-0.1484in" svg:width="0.2201in" svg:height="0.2091in" draw:z-index="3"><draw:object xlink:href="./Object 79" xlink:type="simple" xlink:show="embed" xlink:actuate="onLoad"/><draw:image xlink:href="./ObjectReplacements/Object 79" xlink:type="simple" xlink:show="embed" xlink:actuate="onLoad"/><svg:desc>formula</svg:desc></draw:frame></text:span><text:span text:style-name="T53"><text:s text:c="2"/></text:span><text:span text:style-name="T55">vs</text:span><text:span text:style-name="T56"><draw:frame draw:style-name="fr5" draw:name="Object44" text:anchor-type="as-char" svg:y="-0.1484in" svg:width="0.2201in" svg:height="0.2091in" draw:z-index="14"><draw:object xlink:href="./Object 35" xlink:type="simple" xlink:show="embed" xlink:actuate="onLoad"/><draw:image xlink:href="./ObjectReplacements/Object 35" xlink:type="simple" xlink:show="embed" xlink:actuate="onLoad"/><svg:desc>formula</svg:desc></draw:frame></text:span><text:span text:style-name="T57">we w</text:span><text:span text:style-name="T56">ill get a unique </text:span><text:span text:style-name="T57">trajectory </text:span><text:span text:style-name="T58">according with </text:span><text:span text:style-name="T50">Existences and Uniqueness Theorem</text:span><text:span text:style-name="T57">, </text:span><text:span text:style-name="T59">then if we plot several trajectories with several initial con<text:tab/>conditions we will get a complete </text:span><text:span text:style-name="T51">phase portrait</text:span><text:span text:style-name="T59"> of the system, that is a representative set of system solutions.</text:span></text:p>
        <text:p text:style-name="P26">It is necessary to introduce another definition.</text:p>
        <text:p text:style-name="P34"><text:span text:style-name="T52">definition 2:</text:span><text:span text:style-name="T59"> </text:span><text:span text:style-name="T62">Equilibrium</text:span><text:span text:style-name="T56"> </text:span><text:span text:style-name="T60">are</text:span><text:span text:style-name="T56"> points where our system is stationary: placed at an equilibrium point the system will stay there forever. Mathematically </text:span><text:span text:style-name="T62">Equilibrium</text:span><text:span text:style-name="T56"> </text:span><text:span text:style-name="T60">points for second order systems </text:span><text:span text:style-name="T56">it is required that at the equilibrium point both variables <text:s/></text:span><text:span text:style-name="T56"><draw:frame draw:style-name="fr5" draw:name="Object47" text:anchor-type="as-char" svg:y="-0.1484in" svg:width="0.2201in" svg:height="0.2091in" draw:z-index="16"><draw:object xlink:href="./Object 49" xlink:type="simple" xlink:show="embed" xlink:actuate="onLoad"/><draw:image xlink:href="./ObjectReplacements/Object 49" xlink:type="simple" xlink:show="embed" xlink:actuate="onLoad"/><svg:desc>formula</svg:desc></draw:frame></text:span><text:span text:style-name="T56">and <text:s/></text:span><text:span text:style-name="T56"><draw:frame draw:style-name="fr5" draw:name="Object48" text:anchor-type="as-char" svg:y="-0.1484in" svg:width="0.2201in" svg:height="0.2091in" draw:z-index="17"><draw:object xlink:href="./Object 59" xlink:type="simple" xlink:show="embed" xlink:actuate="onLoad"/><draw:image xlink:href="./ObjectReplacements/Object 59" xlink:type="simple" xlink:show="embed" xlink:actuate="onLoad"/><svg:desc>formula</svg:desc></draw:frame></text:span><text:span text:style-name="T56">do not change their values, i.e. both <text:s/></text:span><draw:frame draw:style-name="fr5" draw:name="Object49" text:anchor-type="as-char" svg:y="-0.1484in" svg:width="0.9543in" svg:height="0.2091in" draw:z-index="18"><draw:object xlink:href="./Object 60" xlink:type="simple" xlink:show="embed" xlink:actuate="onLoad"/><draw:image xlink:href="./ObjectReplacements/Object 60" xlink:type="simple" xlink:show="embed" xlink:actuate="onLoad"/><svg:desc>formula</svg:desc></draw:frame>.</text:p>
        <text:p text:style-name="P35">In order to analyze those <text:span text:style-name="T63">Equilibrium</text:span> points ans their behavior it is necessary to study eigen values of the matrix A. </text:p>
        <text:h text:style-name="P49" text:outline-level="1" text:is-list-header="true"><text:span text:style-name="T6">Parametric </text:span><text:span text:style-name="T7">Analysis of diferent cases <text:s/>of equilibrium behavior</text:span></text:h>
        <text:p text:style-name="P28"/>
        <text:p text:style-name="P58">Given: <draw:frame draw:style-name="fr5" draw:name="Object78" text:anchor-type="as-char" svg:y="-0.2665in" svg:width="1.189in" svg:height="0.4752in" draw:z-index="90"><draw:object xlink:href="./Object 80" xlink:type="simple" xlink:show="embed" xlink:actuate="onLoad"/><draw:image xlink:href="./ObjectReplacements/Object 80" xlink:type="simple" xlink:show="embed" xlink:actuate="onLoad"/><svg:desc>formula</svg:desc></draw:frame><text:span text:style-name="T86">and (1.3), we can classify several </text:span><text:span text:style-name="T39">equilibrium behaviors</text:span><text:span text:style-name="T86">: <text:s/></text:span></text:p>
        <text:p text:style-name="P28"/>
        <text:p text:style-name="P31"/>
        <text:p text:style-name="P56"><draw:frame draw:style-name="fr4" draw:name="Frame4" text:anchor-type="paragraph" svg:x="0.0154in" svg:y="0.1154in" svg:width="8.7465in" draw:z-index="4"><draw:text-box fo:min-height="0.8429in"><text:h text:style-name="P50" text:outline-level="1"/><text:p text:style-name="P32">1.- <text:s text:c="3"/><text:span text:style-name="T13">Spiral Sink</text:span> <draw:frame draw:style-name="fr5" draw:name="Object6" text:anchor-type="as-char" svg:y="-0.1429in" svg:width="1.8689in" svg:height="0.1835in" draw:z-index="29"><draw:object xlink:href="./Object 3" xlink:type="simple" xlink:show="embed" xlink:actuate="onLoad"/><draw:image xlink:href="./ObjectReplacements/Object 3" xlink:type="simple" xlink:show="embed" xlink:actuate="onLoad"/><svg:desc>formula</svg:desc></draw:frame></text:p><text:p text:style-name="P36"><text:tab/><text:span text:style-name="T71">result</text:span><text:span text:style-name="T38">: </text:span></text:p><text:p text:style-name="P5"><draw:frame draw:style-name="fr5" draw:name="Object5" text:anchor-type="as-char" svg:y="-0.172in" svg:width="6.5134in" svg:height="0.2193in" draw:z-index="28"><draw:object xlink:href="./Object 2" xlink:type="simple" xlink:show="embed" xlink:actuate="onLoad"/><draw:image xlink:href="./ObjectReplacements/Object 2" xlink:type="simple" xlink:show="embed" xlink:actuate="onLoad"/></draw:frame></text:p><text:p text:style-name="P6"><draw:frame draw:style-name="fr5" draw:name="Object7" text:anchor-type="as-char" svg:y="-0.172in" svg:width="6.3571in" svg:height="0.2193in" draw:z-index="30"><draw:object xlink:href="./Object 4" xlink:type="simple" xlink:show="embed" xlink:actuate="onLoad"/><draw:image xlink:href="./ObjectReplacements/Object 4" xlink:type="simple" xlink:show="embed" xlink:actuate="onLoad"/></draw:frame></text:p><text:p text:style-name="P6"><draw:frame draw:style-name="fr5" draw:name="Object9" text:anchor-type="as-char" svg:y="-0.172in" svg:width="6.3335in" svg:height="0.2193in" draw:z-index="31"><draw:object xlink:href="./Object 8" xlink:type="simple" xlink:show="embed" xlink:actuate="onLoad"/><draw:image xlink:href="./ObjectReplacements/Object 8" xlink:type="simple" xlink:show="embed" xlink:actuate="onLoad"/></draw:frame></text:p><text:p text:style-name="P6"><draw:frame draw:style-name="fr5" draw:name="Object10" text:anchor-type="as-char" svg:y="-0.1484in" svg:width="0.5965in" svg:height="0.1839in" draw:z-index="32"><draw:object xlink:href="./Object 9" xlink:type="simple" xlink:show="embed" xlink:actuate="onLoad"/><draw:image xlink:href="./ObjectReplacements/Object 9" xlink:type="simple" xlink:show="embed" xlink:actuate="onLoad"/></draw:frame></text:p><text:p text:style-name="P7"><text:span text:style-name="T71">finally</text:span>:</text:p><text:p text:style-name="P7"><draw:frame draw:style-name="fr5" draw:name="Object8" text:anchor-type="as-char" svg:y="-0.152in" svg:width="1.1071in" svg:height="0.2in" draw:z-index="33"><draw:object xlink:href="./Object 6" xlink:type="simple" xlink:show="embed" xlink:actuate="onLoad"/><draw:image xlink:href="./ObjectReplacements/Object 6" xlink:type="simple" xlink:show="embed" xlink:actuate="onLoad"/></draw:frame></text:p><text:p text:style-name="P7"/><text:p text:style-name="P11">2.- <text:span text:style-name="T13">Nodal Sink</text:span> <draw:frame draw:style-name="fr5" draw:name="Object11" text:anchor-type="as-char" svg:y="-0.1429in" svg:width="2.4728in" svg:height="0.1929in" draw:z-index="34"><draw:object xlink:href="./Object 11" xlink:type="simple" xlink:show="embed" xlink:actuate="onLoad"/><draw:image xlink:href="./ObjectReplacements/Object 11" xlink:type="simple" xlink:show="embed" xlink:actuate="onLoad"/></draw:frame></text:p><text:p text:style-name="P7"><text:tab/><text:span text:style-name="T72">result:</text:span></text:p><text:p text:style-name="P10"><draw:frame draw:style-name="fr5" draw:name="Object12" text:anchor-type="as-char" svg:y="-0.172in" svg:width="7.0075in" svg:height="0.2193in" draw:z-index="35"><draw:object xlink:href="./Object 12" xlink:type="simple" xlink:show="embed" xlink:actuate="onLoad"/><draw:image xlink:href="./ObjectReplacements/Object 12" xlink:type="simple" xlink:show="embed" xlink:actuate="onLoad"/></draw:frame></text:p><text:p text:style-name="P10"><draw:frame draw:style-name="fr5" draw:name="Object13" text:anchor-type="as-char" svg:y="-0.1626in" svg:width="4.7409in" svg:height="0.2102in" draw:z-index="36"><draw:object xlink:href="./Object 14" xlink:type="simple" xlink:show="embed" xlink:actuate="onLoad"/><draw:image xlink:href="./ObjectReplacements/Object 14" xlink:type="simple" xlink:show="embed" xlink:actuate="onLoad"/></draw:frame></text:p><text:p text:style-name="P10"><draw:frame draw:style-name="fr5" draw:name="Object14" text:anchor-type="as-char" svg:y="-0.152in" svg:width="1.5256in" svg:height="0.2in" draw:z-index="37"><draw:object xlink:href="./Object 16" xlink:type="simple" xlink:show="embed" xlink:actuate="onLoad"/><draw:image xlink:href="./ObjectReplacements/Object 16" xlink:type="simple" xlink:show="embed" xlink:actuate="onLoad"/></draw:frame></text:p><text:p text:style-name="P10"><draw:frame draw:style-name="fr5" draw:name="Object15" text:anchor-type="as-char" svg:y="-0.172in" svg:width="6.6398in" svg:height="0.2193in" draw:z-index="38"><draw:object xlink:href="./Object 18" xlink:type="simple" xlink:show="embed" xlink:actuate="onLoad"/><draw:image xlink:href="./ObjectReplacements/Object 18" xlink:type="simple" xlink:show="embed" xlink:actuate="onLoad"/></draw:frame></text:p><text:p text:style-name="P10"><draw:frame draw:style-name="fr5" draw:name="Object16" text:anchor-type="as-char" svg:y="-0.152in" svg:width="2.6925in" svg:height="0.2in" draw:z-index="39"><draw:object xlink:href="./Object 20" xlink:type="simple" xlink:show="embed" xlink:actuate="onLoad"/><draw:image xlink:href="./ObjectReplacements/Object 20" xlink:type="simple" xlink:show="embed" xlink:actuate="onLoad"/></draw:frame></text:p><text:p text:style-name="P10"><draw:frame draw:style-name="fr5" draw:name="Object17" text:anchor-type="as-char" svg:y="-0.172in" svg:width="6.3283in" svg:height="0.2193in" draw:z-index="40"><draw:object xlink:href="./Object 21" xlink:type="simple" xlink:show="embed" xlink:actuate="onLoad"/><draw:image xlink:href="./ObjectReplacements/Object 21" xlink:type="simple" xlink:show="embed" xlink:actuate="onLoad"/></draw:frame></text:p><text:p text:style-name="P7"><draw:frame draw:style-name="fr5" draw:name="Object18" text:anchor-type="as-char" svg:y="-0.152in" svg:width="3.3299in" svg:height="0.2in" draw:z-index="41"><draw:object xlink:href="./Object 22" xlink:type="simple" xlink:show="embed" xlink:actuate="onLoad"/><draw:image xlink:href="./ObjectReplacements/Object 22" xlink:type="simple" xlink:show="embed" xlink:actuate="onLoad"/></draw:frame></text:p><text:p text:style-name="P9">finally:</text:p><text:p text:style-name="P9"><draw:frame draw:style-name="fr5" draw:name="Object19" text:anchor-type="as-char" svg:y="-0.1228in" svg:width="0.648in" svg:height="0.1654in" draw:z-index="42"><draw:object xlink:href="./Object 24" xlink:type="simple" xlink:show="embed" xlink:actuate="onLoad"/><draw:image xlink:href="./ObjectReplacements/Object 24" xlink:type="simple" xlink:show="embed" xlink:actuate="onLoad"/></draw:frame></text:p><text:p text:style-name="P9"/><text:p text:style-name="P13">3.- <text:span text:style-name="T13">Spiral Source </text:span><text:span text:style-name="T13"><draw:frame draw:style-name="fr5" draw:name="Object20" text:anchor-type="as-char" svg:y="-0.172in" svg:width="2.3563in" svg:height="0.2193in" draw:z-index="43"><draw:object xlink:href="./Object 26" xlink:type="simple" xlink:show="embed" xlink:actuate="onLoad"/><draw:image xlink:href="./ObjectReplacements/Object 26" xlink:type="simple" xlink:show="embed" xlink:actuate="onLoad"/></draw:frame></text:span></text:p><text:p text:style-name="P13"><text:tab/>result:</text:p><text:p text:style-name="P13"><draw:frame draw:style-name="fr5" draw:name="Object21" text:anchor-type="as-char" svg:y="-0.172in" svg:width="5.7866in" svg:height="0.2193in" draw:z-index="45"><draw:object xlink:href="./Object 28" xlink:type="simple" xlink:show="embed" xlink:actuate="onLoad"/><draw:image xlink:href="./ObjectReplacements/Object 28" xlink:type="simple" xlink:show="embed" xlink:actuate="onLoad"/></draw:frame></text:p><text:p text:style-name="P13"><draw:frame draw:style-name="fr5" draw:name="Object22" text:anchor-type="as-char" svg:y="-0.172in" svg:width="7.2236in" svg:height="0.2193in" draw:z-index="46"><draw:object xlink:href="./Object 30" xlink:type="simple" xlink:show="embed" xlink:actuate="onLoad"/><draw:image xlink:href="./ObjectReplacements/Object 30" xlink:type="simple" xlink:show="embed" xlink:actuate="onLoad"/></draw:frame></text:p><text:p text:style-name="P13"><draw:frame draw:style-name="fr5" draw:name="Object23" text:anchor-type="as-char" svg:y="-0.172in" svg:width="6.4591in" svg:height="0.2193in" draw:z-index="47"><draw:object xlink:href="./Object 31" xlink:type="simple" xlink:show="embed" xlink:actuate="onLoad"/><draw:image xlink:href="./ObjectReplacements/Object 31" xlink:type="simple" xlink:show="embed" xlink:actuate="onLoad"/></draw:frame></text:p><text:p text:style-name="P13"><draw:frame draw:style-name="fr5" draw:name="Object24" text:anchor-type="as-char" svg:y="-0.152in" svg:width="0.9307in" svg:height="0.2in" draw:z-index="48"><draw:object xlink:href="./Object 32" xlink:type="simple" xlink:show="embed" xlink:actuate="onLoad"/><draw:image xlink:href="./ObjectReplacements/Object 32" xlink:type="simple" xlink:show="embed" xlink:actuate="onLoad"/></draw:frame></text:p><text:p text:style-name="P14">finally:</text:p><text:p text:style-name="P9"><draw:frame draw:style-name="fr5" draw:name="Object25" text:anchor-type="as-char" svg:y="-0.1201in" svg:width="0.378in" svg:height="0.1307in" draw:z-index="49"><draw:object xlink:href="./Object 34" xlink:type="simple" xlink:show="embed" xlink:actuate="onLoad"/><draw:image xlink:href="./ObjectReplacements/Object 34" xlink:type="simple" xlink:show="embed" xlink:actuate="onLoad"/></draw:frame></text:p></draw:text-box></draw:frame></text:p>
        <text:p text:style-name="P28"/>
        <text:p text:style-name="P28"><text:soft-page-break/></text:p>
        <text:p text:style-name="P28"/>
        <text:p text:style-name="P28"/>
        <text:p text:style-name="P28"/>
        <text:p text:style-name="P28"><draw:frame draw:style-name="fr4" draw:name="Frame5" text:anchor-type="paragraph" svg:x="0.0154in" svg:y="0.1256in" svg:width="8.7465in" draw:z-index="5"><draw:text-box fo:min-height="0.8429in"><text:p text:style-name="P32">4.-<text:span text:style-name="T13">Nodal Source</text:span> <draw:frame draw:style-name="fr5" draw:name="Object26" text:anchor-type="as-char" svg:y="-0.172in" svg:width="2.9701in" svg:height="0.2327in" draw:z-index="50"><draw:object xlink:href="./Object 36" xlink:type="simple" xlink:show="embed" xlink:actuate="onLoad"/><draw:image xlink:href="./ObjectReplacements/Object 36" xlink:type="simple" xlink:show="embed" xlink:actuate="onLoad"/></draw:frame></text:p><text:p text:style-name="P36"><text:tab/><text:span text:style-name="T71">result</text:span><text:span text:style-name="T38">: </text:span></text:p><text:p text:style-name="P5"><draw:frame draw:style-name="fr5" draw:name="Object27" text:anchor-type="as-char" svg:y="-0.172in" svg:width="7.7661in" svg:height="0.2193in" draw:z-index="51"><draw:object xlink:href="./Object 37" xlink:type="simple" xlink:show="embed" xlink:actuate="onLoad"/><draw:image xlink:href="./ObjectReplacements/Object 37" xlink:type="simple" xlink:show="embed" xlink:actuate="onLoad"/></draw:frame></text:p><text:p text:style-name="P6"><draw:frame draw:style-name="fr5" draw:name="Object28" text:anchor-type="as-char" svg:y="-0.172in" svg:width="7.7465in" svg:height="0.2193in" draw:z-index="52"><draw:object xlink:href="./Object 38" xlink:type="simple" xlink:show="embed" xlink:actuate="onLoad"/><draw:image xlink:href="./ObjectReplacements/Object 38" xlink:type="simple" xlink:show="embed" xlink:actuate="onLoad"/></draw:frame></text:p><text:p text:style-name="P6"><draw:frame draw:style-name="fr5" draw:name="Object29" text:anchor-type="as-char" svg:y="-0.152in" svg:width="4.1638in" svg:height="0.2in" draw:z-index="53"><draw:object xlink:href="./Object 40" xlink:type="simple" xlink:show="embed" xlink:actuate="onLoad"/><draw:image xlink:href="./ObjectReplacements/Object 40" xlink:type="simple" xlink:show="embed" xlink:actuate="onLoad"/></draw:frame></text:p><text:p text:style-name="P6"><draw:frame draw:style-name="fr5" draw:name="Object30" text:anchor-type="as-char" svg:y="-0.1626in" svg:width="4.7047in" svg:height="0.2102in" draw:z-index="54"><draw:object xlink:href="./Object 41" xlink:type="simple" xlink:show="embed" xlink:actuate="onLoad"/><draw:image xlink:href="./ObjectReplacements/Object 41" xlink:type="simple" xlink:show="embed" xlink:actuate="onLoad"/></draw:frame></text:p><text:p text:style-name="P6"><draw:frame draw:style-name="fr5" draw:name="Object62" text:anchor-type="as-char" svg:y="-0.172in" svg:width="6.9193in" svg:height="0.2193in" draw:z-index="55"><draw:object xlink:href="./Object 61" xlink:type="simple" xlink:show="embed" xlink:actuate="onLoad"/><draw:image xlink:href="./ObjectReplacements/Object 61" xlink:type="simple" xlink:show="embed" xlink:actuate="onLoad"/></draw:frame></text:p><text:p text:style-name="P7"><text:span text:style-name="T71">finally</text:span>:</text:p><text:p text:style-name="P7"><draw:frame draw:style-name="fr5" draw:name="Object31" text:anchor-type="as-char" svg:y="-0.1201in" svg:width="0.3783in" svg:height="0.1307in" draw:z-index="57"><draw:object xlink:href="./Object 42" xlink:type="simple" xlink:show="embed" xlink:actuate="onLoad"/><draw:image xlink:href="./ObjectReplacements/Object 42" xlink:type="simple" xlink:show="embed" xlink:actuate="onLoad"/><svg:desc>formula</svg:desc></draw:frame></text:p><text:p text:style-name="P7"/><text:p text:style-name="P11"><text:span text:style-name="T76">5</text:span>.- <text:span text:style-name="T15">Saddle </text:span><draw:frame draw:style-name="fr5" draw:name="Object32" text:anchor-type="as-char" svg:y="-0.1429in" svg:width="2.0563in" svg:height="0.1929in" draw:z-index="59"><draw:object xlink:href="./Object 43" xlink:type="simple" xlink:show="embed" xlink:actuate="onLoad"/><draw:image xlink:href="./ObjectReplacements/Object 43" xlink:type="simple" xlink:show="embed" xlink:actuate="onLoad"/><svg:desc>formula</svg:desc></draw:frame></text:p><text:p text:style-name="P7"><text:tab/><text:span text:style-name="T72">result:</text:span></text:p><text:p text:style-name="P10"><draw:frame draw:style-name="fr5" draw:name="Object33" text:anchor-type="as-char" svg:y="-0.172in" svg:width="7.0075in" svg:height="0.2193in" draw:z-index="60"><draw:object xlink:href="./Object 44" xlink:type="simple" xlink:show="embed" xlink:actuate="onLoad"/><draw:image xlink:href="./ObjectReplacements/Object 44" xlink:type="simple" xlink:show="embed" xlink:actuate="onLoad"/><svg:desc>formula</svg:desc></draw:frame></text:p><text:p text:style-name="P10"><draw:frame draw:style-name="fr5" draw:name="Object34" text:anchor-type="as-char" svg:y="-0.1626in" svg:width="4.7409in" svg:height="0.2102in" draw:z-index="61"><draw:object xlink:href="./Object 45" xlink:type="simple" xlink:show="embed" xlink:actuate="onLoad"/><draw:image xlink:href="./ObjectReplacements/Object 45" xlink:type="simple" xlink:show="embed" xlink:actuate="onLoad"/><svg:desc>formula</svg:desc></draw:frame></text:p><text:p text:style-name="P10"><draw:frame draw:style-name="fr5" draw:name="Object50" text:anchor-type="as-char" svg:y="-0.152in" svg:width="1.5256in" svg:height="0.2in" draw:z-index="62"><draw:object xlink:href="./Object 46" xlink:type="simple" xlink:show="embed" xlink:actuate="onLoad"/><draw:image xlink:href="./ObjectReplacements/Object 46" xlink:type="simple" xlink:show="embed" xlink:actuate="onLoad"/><svg:desc>formula</svg:desc></draw:frame></text:p><text:p text:style-name="P9">finally:</text:p><text:p text:style-name="P9"><draw:frame draw:style-name="fr5" draw:name="Object55" text:anchor-type="as-char" svg:y="-0.1228in" svg:width="0.648in" svg:height="0.1654in" draw:z-index="63"><draw:object xlink:href="./Object 52" xlink:type="simple" xlink:show="embed" xlink:actuate="onLoad"/><draw:image xlink:href="./ObjectReplacements/Object 52" xlink:type="simple" xlink:show="embed" xlink:actuate="onLoad"/><svg:desc>formula</svg:desc></draw:frame></text:p><text:p text:style-name="P9"/><text:p text:style-name="P13"><text:span text:style-name="T77">6</text:span>.- <text:span text:style-name="T16">Center</text:span><text:span text:style-name="T13"> </text:span><text:span text:style-name="T13"><draw:frame draw:style-name="fr5" draw:name="Object56" text:anchor-type="as-char" svg:y="-0.172in" svg:width="2.3807in" svg:height="0.2193in" draw:z-index="64"><draw:object xlink:href="./Object 53" xlink:type="simple" xlink:show="embed" xlink:actuate="onLoad"/><draw:image xlink:href="./ObjectReplacements/Object 53" xlink:type="simple" xlink:show="embed" xlink:actuate="onLoad"/><svg:desc>formula</svg:desc></draw:frame></text:span></text:p><text:p text:style-name="P13"><text:tab/>result:</text:p><text:p text:style-name="P13"><draw:frame draw:style-name="fr5" draw:name="Object57" text:anchor-type="as-char" svg:y="-0.172in" svg:width="3.1598in" svg:height="0.2193in" draw:z-index="65"><draw:object xlink:href="./Object 54" xlink:type="simple" xlink:show="embed" xlink:actuate="onLoad"/><draw:image xlink:href="./ObjectReplacements/Object 54" xlink:type="simple" xlink:show="embed" xlink:actuate="onLoad"/><svg:desc>formula</svg:desc></draw:frame></text:p><text:p text:style-name="P13"><draw:frame draw:style-name="fr5" draw:name="Object58" text:anchor-type="as-char" svg:y="-0.152in" svg:width="0.8807in" svg:height="0.2in" draw:z-index="66"><draw:object xlink:href="./Object 55" xlink:type="simple" xlink:show="embed" xlink:actuate="onLoad"/><draw:image xlink:href="./ObjectReplacements/Object 55" xlink:type="simple" xlink:show="embed" xlink:actuate="onLoad"/><svg:desc>formula</svg:desc></draw:frame></text:p><text:p text:style-name="P13"/><text:p text:style-name="P14">finally:</text:p><text:p text:style-name="P9"><draw:frame draw:style-name="fr5" draw:name="Object61" text:anchor-type="as-char" svg:y="-0.1228in" svg:width="0.4201in" svg:height="0.1646in" draw:z-index="67"><draw:object xlink:href="./Object 58" xlink:type="simple" xlink:show="embed" xlink:actuate="onLoad"/><draw:image xlink:href="./ObjectReplacements/Object 58" xlink:type="simple" xlink:show="embed" xlink:actuate="onLoad"/><svg:desc>formula</svg:desc></draw:frame></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Frame6" text:anchor-type="paragraph" svg:x="0.0236in" svg:y="0.0728in" svg:width="8.7465in" draw:z-index="6"><draw:text-box fo:min-height="0.8429in"><text:p text:style-name="P32"><text:span text:style-name="T78">7</text:span>.-<text:span text:style-name="T17">Degenerate </text:span><text:span text:style-name="T13">Nodal Source</text:span> <draw:frame draw:style-name="fr5" draw:name="Object51" text:anchor-type="as-char" svg:y="-0.172in" svg:width="3.4173in" svg:height="0.2327in" draw:z-index="68"><draw:object xlink:href="./Object 47" xlink:type="simple" xlink:show="embed" xlink:actuate="onLoad"/><draw:image xlink:href="./ObjectReplacements/Object 47" xlink:type="simple" xlink:show="embed" xlink:actuate="onLoad"/><svg:desc>formula</svg:desc></draw:frame></text:p><text:p text:style-name="P36"><text:tab/><text:span text:style-name="T71">result</text:span><text:span text:style-name="T38">: </text:span></text:p><text:p text:style-name="P5"><draw:frame draw:style-name="fr5" draw:name="Object52" text:anchor-type="as-char" svg:y="-0.172in" svg:width="7.848in" svg:height="0.2193in" draw:z-index="69"><draw:object xlink:href="./Object 48" xlink:type="simple" xlink:show="embed" xlink:actuate="onLoad"/><draw:image xlink:href="./ObjectReplacements/Object 48" xlink:type="simple" xlink:show="embed" xlink:actuate="onLoad"/><svg:desc>formula</svg:desc></draw:frame></text:p><text:p text:style-name="P6"><draw:frame draw:style-name="fr5" draw:name="Object53" text:anchor-type="as-char" svg:y="-0.172in" svg:width="8.4252in" svg:height="0.2193in" draw:z-index="70"><draw:object xlink:href="./Object 50" xlink:type="simple" xlink:show="embed" xlink:actuate="onLoad"/><draw:image xlink:href="./ObjectReplacements/Object 50" xlink:type="simple" xlink:show="embed" xlink:actuate="onLoad"/><svg:desc>formula</svg:desc></draw:frame></text:p><text:p text:style-name="P6"><draw:frame draw:style-name="fr5" draw:name="Object54" text:anchor-type="as-char" svg:y="-0.152in" svg:width="1.1992in" svg:height="0.2in" draw:z-index="71"><draw:object xlink:href="./Object 51" xlink:type="simple" xlink:show="embed" xlink:actuate="onLoad"/><draw:image xlink:href="./ObjectReplacements/Object 51" xlink:type="simple" xlink:show="embed" xlink:actuate="onLoad"/><svg:desc>formula</svg:desc></draw:frame></text:p><text:p text:style-name="P6"><draw:frame draw:style-name="fr5" draw:name="Object59" text:anchor-type="as-char" svg:y="-0.172in" svg:width="6.111in" svg:height="0.2193in" draw:z-index="72"><draw:object xlink:href="./Object 56" xlink:type="simple" xlink:show="embed" xlink:actuate="onLoad"/><draw:image xlink:href="./ObjectReplacements/Object 56" xlink:type="simple" xlink:show="embed" xlink:actuate="onLoad"/><svg:desc>formula</svg:desc></draw:frame></text:p><text:p text:style-name="P6"><draw:frame draw:style-name="fr5" draw:name="Object60" text:anchor-type="as-char" svg:y="-0.152in" svg:width="1.1319in" svg:height="0.2in" draw:z-index="73"><draw:object xlink:href="./Object 57" xlink:type="simple" xlink:show="embed" xlink:actuate="onLoad"/><draw:image xlink:href="./ObjectReplacements/Object 57" xlink:type="simple" xlink:show="embed" xlink:actuate="onLoad"/><svg:desc>formula</svg:desc></draw:frame></text:p><text:p text:style-name="P7"><text:span text:style-name="T71">finally</text:span>:</text:p><text:p text:style-name="P7"><draw:frame draw:style-name="fr5" draw:name="Object63" text:anchor-type="as-char" svg:y="-0.1201in" svg:width="0.3783in" svg:height="0.1307in" draw:z-index="74"><draw:object xlink:href="./Object 62" xlink:type="simple" xlink:show="embed" xlink:actuate="onLoad"/><draw:image xlink:href="./ObjectReplacements/Object 62" xlink:type="simple" xlink:show="embed" xlink:actuate="onLoad"/><svg:desc>formula</svg:desc></draw:frame></text:p><text:p text:style-name="P7"/><text:p text:style-name="P12"><text:span text:style-name="T79">8</text:span>.- <text:span text:style-name="T17">Degenerate </text:span><text:span text:style-name="T18">Nodal </text:span><text:span text:style-name="T19">Sink</text:span><text:span text:style-name="T18"> </text:span><text:span text:style-name="T18"><draw:frame draw:style-name="fr5" draw:name="Object64" text:anchor-type="as-char" svg:y="-0.172in" svg:width="3.4173in" svg:height="0.2327in" draw:z-index="75"><draw:object xlink:href="./Object 63" xlink:type="simple" xlink:show="embed" xlink:actuate="onLoad"/><draw:image xlink:href="./ObjectReplacements/Object 63" xlink:type="simple" xlink:show="embed" xlink:actuate="onLoad"/><svg:desc>formula</svg:desc></draw:frame></text:span></text:p><text:p text:style-name="P7"><text:tab/><text:span text:style-name="T72">result:</text:span></text:p><text:p text:style-name="P10"><draw:frame draw:style-name="fr5" draw:name="Object65" text:anchor-type="as-char" svg:y="-0.172in" svg:width="6.1846in" svg:height="0.2193in" draw:z-index="76"><draw:object xlink:href="./Object 64" xlink:type="simple" xlink:show="embed" xlink:actuate="onLoad"/><draw:image xlink:href="./ObjectReplacements/Object 64" xlink:type="simple" xlink:show="embed" xlink:actuate="onLoad"/><svg:desc>formula</svg:desc></draw:frame></text:p><text:p text:style-name="P10"><draw:frame draw:style-name="fr5" draw:name="Object66" text:anchor-type="as-char" svg:y="-0.172in" svg:width="7.8535in" svg:height="0.2193in" draw:z-index="77"><draw:object xlink:href="./Object 65" xlink:type="simple" xlink:show="embed" xlink:actuate="onLoad"/><draw:image xlink:href="./ObjectReplacements/Object 65" xlink:type="simple" xlink:show="embed" xlink:actuate="onLoad"/><svg:desc>formula</svg:desc></draw:frame></text:p><text:p text:style-name="P8"><draw:frame draw:style-name="fr5" draw:name="Object67" text:anchor-type="as-char" svg:y="-0.172in" svg:width="7.8484in" svg:height="0.2193in" draw:z-index="78"><draw:object xlink:href="./Object 66" xlink:type="simple" xlink:show="embed" xlink:actuate="onLoad"/><draw:image xlink:href="./ObjectReplacements/Object 66" xlink:type="simple" xlink:show="embed" xlink:actuate="onLoad"/><svg:desc>formula</svg:desc></draw:frame></text:p><text:p text:style-name="P13"><draw:frame draw:style-name="fr5" draw:name="Object73" text:anchor-type="as-char" svg:y="-0.152in" svg:width="1.2047in" svg:height="0.2in" draw:z-index="79"><draw:object xlink:href="./Object 72" xlink:type="simple" xlink:show="embed" xlink:actuate="onLoad"/><draw:image xlink:href="./ObjectReplacements/Object 72" xlink:type="simple" xlink:show="embed" xlink:actuate="onLoad"/></draw:frame></text:p><text:p text:style-name="P13"><draw:frame draw:style-name="fr5" draw:name="Object74" text:anchor-type="as-char" svg:y="-0.1484in" svg:width="0.5819in" svg:height="0.1839in" draw:z-index="80"><draw:object xlink:href="./Object 73" xlink:type="simple" xlink:show="embed" xlink:actuate="onLoad"/><draw:image xlink:href="./ObjectReplacements/Object 73" xlink:type="simple" xlink:show="embed" xlink:actuate="onLoad"/></draw:frame></text:p><text:p text:style-name="P9"><text:span text:style-name="T73">finally</text:span>:</text:p><text:p text:style-name="P9"><draw:frame draw:style-name="fr5" draw:name="Object68" text:anchor-type="as-char" svg:y="-0.152in" svg:width="1.3181in" svg:height="0.2in" draw:z-index="81"><draw:object xlink:href="./Object 67" xlink:type="simple" xlink:show="embed" xlink:actuate="onLoad"/><draw:image xlink:href="./ObjectReplacements/Object 67" xlink:type="simple" xlink:show="embed" xlink:actuate="onLoad"/><svg:desc>formula</svg:desc></draw:frame></text:p><text:p text:style-name="P9"/><text:p text:style-name="P13"><text:span text:style-name="T80">9</text:span>.- <text:span text:style-name="T20">Unstable Saddle Node</text:span><text:span text:style-name="T13"> </text:span><text:span text:style-name="T13"><draw:frame draw:style-name="fr5" draw:name="Object69" text:anchor-type="as-char" svg:y="-0.172in" svg:width="4.2602in" svg:height="0.2327in" draw:z-index="82"><draw:object xlink:href="./Object 68" xlink:type="simple" xlink:show="embed" xlink:actuate="onLoad"/><draw:image xlink:href="./ObjectReplacements/Object 68" xlink:type="simple" xlink:show="embed" xlink:actuate="onLoad"/><svg:desc>formula</svg:desc></draw:frame></text:span></text:p><text:p text:style-name="P13"><text:tab/>result:</text:p><text:p text:style-name="P13"><draw:frame draw:style-name="fr5" draw:name="Object70" text:anchor-type="as-char" svg:y="-0.172in" svg:width="8.6193in" svg:height="0.2193in" draw:z-index="83"><draw:object xlink:href="./Object 69" xlink:type="simple" xlink:show="embed" xlink:actuate="onLoad"/><draw:image xlink:href="./ObjectReplacements/Object 69" xlink:type="simple" xlink:show="embed" xlink:actuate="onLoad"/><svg:desc>formula</svg:desc></draw:frame></text:p><text:p text:style-name="P13"><draw:frame draw:style-name="fr5" draw:name="Object71" text:anchor-type="as-char" svg:y="-0.152in" svg:width="4.7307in" svg:height="0.2in" draw:z-index="84"><draw:object xlink:href="./Object 70" xlink:type="simple" xlink:show="embed" xlink:actuate="onLoad"/><draw:image xlink:href="./ObjectReplacements/Object 70" xlink:type="simple" xlink:show="embed" xlink:actuate="onLoad"/><svg:desc>formula</svg:desc></draw:frame></text:p><text:p text:style-name="P13"/><text:p text:style-name="P14">finally:</text:p><text:p text:style-name="P9"><draw:frame draw:style-name="fr5" draw:name="Object72" text:anchor-type="as-char" svg:y="-0.1228in" svg:width="0.4201in" svg:height="0.1646in" draw:z-index="85"><draw:object xlink:href="./Object 71" xlink:type="simple" xlink:show="embed" xlink:actuate="onLoad"/><draw:image xlink:href="./ObjectReplacements/Object 71" xlink:type="simple" xlink:show="embed" xlink:actuate="onLoad"/><svg:desc>formula</svg:desc></draw:frame></text:p></draw:text-box></draw:frame><text:soft-page-break/></text:p>
        <text:p text:style-name="P28"/>
        <text:p text:style-name="P28"/>
        <text:p text:style-name="P28"/>
        <text:p text:style-name="P28"/>
        <text:p text:style-name="P28"/>
        <text:p text:style-name="P28"/>
        <text:p text:style-name="P28"/>
        <text:p text:style-name="P28"/>
        <text:h text:style-name="P51" text:outline-level="1" text:is-list-header="true"><draw:frame draw:style-name="fr4" draw:name="Frame7" text:anchor-type="paragraph" svg:x="0.0236in" svg:y="0.0728in" svg:width="8.7465in" draw:z-index="7"><draw:text-box fo:min-height="0.8429in"><text:p text:style-name="P33"><text:span text:style-name="T81">10</text:span>.-<text:span text:style-name="T21">S</text:span><text:span text:style-name="T74">table Saddle Node</text:span><text:span text:style-name="T75"> </text:span><text:span text:style-name="T75"><draw:frame draw:style-name="fr5" draw:name="Object75" text:anchor-type="as-char" svg:y="-0.172in" svg:width="4.2602in" svg:height="0.2327in" draw:z-index="22"><draw:object xlink:href="./Object 74" xlink:type="simple" xlink:show="embed" xlink:actuate="onLoad"/><draw:image xlink:href="./ObjectReplacements/Object 74" xlink:type="simple" xlink:show="embed" xlink:actuate="onLoad"/><svg:desc>formula</svg:desc></draw:frame></text:span></text:p><text:p text:style-name="P36"><text:tab/><text:span text:style-name="T71">result</text:span><text:span text:style-name="T38">: </text:span></text:p><text:p text:style-name="P5"><draw:frame draw:style-name="fr5" draw:name="Object76" text:anchor-type="as-char" svg:y="-0.172in" svg:width="8.6193in" svg:height="0.2193in" draw:z-index="27"><draw:object xlink:href="./Object 75" xlink:type="simple" xlink:show="embed" xlink:actuate="onLoad"/><draw:image xlink:href="./ObjectReplacements/Object 75" xlink:type="simple" xlink:show="embed" xlink:actuate="onLoad"/><svg:desc>formula</svg:desc></draw:frame></text:p><text:p text:style-name="P6"><draw:frame draw:style-name="fr5" draw:name="Object77" text:anchor-type="as-char" svg:y="-0.152in" svg:width="4.7307in" svg:height="0.2in" draw:z-index="44"><draw:object xlink:href="./Object 76" xlink:type="simple" xlink:show="embed" xlink:actuate="onLoad"/><draw:image xlink:href="./ObjectReplacements/Object 76" xlink:type="simple" xlink:show="embed" xlink:actuate="onLoad"/><svg:desc>formula</svg:desc></draw:frame></text:p><text:p text:style-name="P7"><text:span text:style-name="T71">finally</text:span>:</text:p><text:p text:style-name="P7"><draw:frame draw:style-name="fr5" draw:name="Object81" text:anchor-type="as-char" svg:y="-0.1228in" svg:width="0.4201in" svg:height="0.1646in" draw:z-index="56"><draw:object xlink:href="./Object 81" xlink:type="simple" xlink:show="embed" xlink:actuate="onLoad"/><draw:image xlink:href="./ObjectReplacements/Object 81" xlink:type="simple" xlink:show="embed" xlink:actuate="onLoad"/><svg:desc>formula</svg:desc></draw:frame></text:p><text:p text:style-name="P7"/><text:p text:style-name="P12"><text:span text:style-name="T82">11</text:span>.- <text:span text:style-name="T22">Both Eigen Values are 0</text:span><text:span text:style-name="T18"> </text:span><text:span text:style-name="T18"><draw:frame draw:style-name="fr5" draw:name="Object82" text:anchor-type="as-char" svg:y="-0.1484in" svg:width="0.7228in" svg:height="0.2091in" draw:z-index="58"><draw:object xlink:href="./Object 82" xlink:type="simple" xlink:show="embed" xlink:actuate="onLoad"/><draw:image xlink:href="./ObjectReplacements/Object 82" xlink:type="simple" xlink:show="embed" xlink:actuate="onLoad"/><svg:desc>formula</svg:desc></draw:frame></text:span></text:p><text:p text:style-name="P7"><text:tab/><text:span text:style-name="T72">result:</text:span></text:p><text:p text:style-name="P10"><draw:frame draw:style-name="fr5" draw:name="Object83" text:anchor-type="as-char" svg:y="-0.172in" svg:width="5.4335in" svg:height="0.2193in" draw:z-index="86"><draw:object xlink:href="./Object 83" xlink:type="simple" xlink:show="embed" xlink:actuate="onLoad"/><draw:image xlink:href="./ObjectReplacements/Object 83" xlink:type="simple" xlink:show="embed" xlink:actuate="onLoad"/><svg:desc>formula</svg:desc></draw:frame></text:p><text:p text:style-name="P10"><draw:frame draw:style-name="fr5" draw:name="Object84" text:anchor-type="as-char" svg:y="-0.152in" svg:width="4.8047in" svg:height="0.2in" draw:z-index="87"><draw:object xlink:href="./Object 77" xlink:type="simple" xlink:show="embed" xlink:actuate="onLoad"/><draw:image xlink:href="./ObjectReplacements/Object 77" xlink:type="simple" xlink:show="embed" xlink:actuate="onLoad"/><svg:desc>formula</svg:desc></draw:frame></text:p><text:p text:style-name="P8"><draw:frame draw:style-name="fr5" draw:name="Object85" text:anchor-type="as-char" svg:y="-0.172in" svg:width="5.4091in" svg:height="0.2193in" draw:z-index="88"><draw:object xlink:href="./Object 78" xlink:type="simple" xlink:show="embed" xlink:actuate="onLoad"/><draw:image xlink:href="./ObjectReplacements/Object 78" xlink:type="simple" xlink:show="embed" xlink:actuate="onLoad"/><svg:desc>formula</svg:desc></draw:frame></text:p><text:p text:style-name="P9"><text:span text:style-name="T73">finally</text:span>:</text:p><text:p text:style-name="P9"><draw:frame draw:style-name="fr5" draw:name="Object88" text:anchor-type="as-char" svg:y="-0.1256in" svg:width="0.6429in" svg:height="0.1673in" draw:z-index="89"><draw:object xlink:href="./Object 85" xlink:type="simple" xlink:show="embed" xlink:actuate="onLoad"/><draw:image xlink:href="./ObjectReplacements/Object 85" xlink:type="simple" xlink:show="embed" xlink:actuate="onLoad"/><svg:desc>formula</svg:desc></draw:frame></text:p><text:p text:style-name="P9"/><text:p text:style-name="P9"/><text:h text:style-name="P53" text:outline-level="1" text:is-list-header="true"><text:span text:style-name="T8">System response analysis with function transfer poles </text:span><text:span text:style-name="T9">for equilibrium behavior</text:span></text:h><text:p text:style-name="P60"/><text:p text:style-name="P62">Now with:</text:p><text:p text:style-name="P62"/><text:p text:style-name="P62"><text:span text:style-name="T87">and:</text:span></text:p><text:p text:style-name="P62"/><text:p text:style-name="P72"><text:span text:style-name="T87">we can classify the same equilibrium behaviors starting from different cases</text:span></text:p><text:p text:style-name="P69"><text:span text:style-name="T13"/></text:p><text:p text:style-name="P64"><text:span text:style-name="T88"><text:s/></text:span></text:p><text:p text:style-name="P44"/><text:p text:style-name="P9"/><text:p text:style-name="P9"/></draw:text-box></draw:frame><text:soft-page-break/><text:span text:style-name="T8"/></text:h>
        <text:h text:style-name="P54" text:outline-level="1" text:is-list-header="true"><text:span text:style-name="T8"/></text:h>
        <text:p text:style-name="P45"><draw:frame draw:style-name="fr4" draw:name="Frame8" text:anchor-type="paragraph" svg:x="0.0236in" svg:y="0.0728in" svg:width="8.7465in" draw:z-index="91"><draw:text-box fo:min-height="0.8429in"><text:p text:style-name="P64">1.- <draw:frame draw:style-name="fr5" draw:name="Object99" text:anchor-type="as-char" svg:y="-0.1236in" svg:width="0.4in" svg:height="0.1736in" draw:z-index="98"><draw:object xlink:href="./Object 88" xlink:type="simple" xlink:show="embed" xlink:actuate="onLoad"/><draw:image xlink:href="./ObjectReplacements/Object 88" xlink:type="simple" xlink:show="embed" xlink:actuate="onLoad"/><svg:desc>formula</svg:desc></draw:frame><text:span text:style-name="T88">are imaginary </text:span><draw:frame draw:style-name="fr5" draw:name="Object100" text:anchor-type="as-char" svg:y="-0.1571in" svg:width="2.9071in" svg:height="0.2071in" draw:z-index="97"><draw:object xlink:href="./Object 89" xlink:type="simple" xlink:show="embed" xlink:actuate="onLoad"/><draw:image xlink:href="./ObjectReplacements/Object 89" xlink:type="simple" xlink:show="embed" xlink:actuate="onLoad"/><svg:desc>formula</svg:desc></draw:frame></text:p><text:p text:style-name="P64"><text:span text:style-name="T85"><text:tab/>1.1.-</text:span><text:span text:style-name="T23"> Center</text:span> <draw:frame draw:style-name="fr5" draw:name="Object101" text:anchor-type="as-char" svg:y="-0.1236in" svg:width="0.3575in" svg:height="0.1535in" draw:z-index="96"><draw:object xlink:href="./Object 90" xlink:type="simple" xlink:show="embed" xlink:actuate="onLoad"/><draw:image xlink:href="./ObjectReplacements/Object 90" xlink:type="simple" xlink:show="embed" xlink:actuate="onLoad"/><svg:desc>formula</svg:desc></draw:frame></text:p><text:p text:style-name="P64"><text:span text:style-name="T85"><text:tab/>1.1.-</text:span><text:span text:style-name="T23"> </text:span><text:span text:style-name="T24">Spiral S</text:span><text:span text:style-name="T25">ource</text:span> <draw:frame draw:style-name="fr5" draw:name="Object102" text:anchor-type="as-char" svg:y="-0.1236in" svg:width="0.3382in" svg:height="0.1535in" draw:z-index="95"><draw:object xlink:href="./Object 91" xlink:type="simple" xlink:show="embed" xlink:actuate="onLoad"/><draw:image xlink:href="./ObjectReplacements/Object 91" xlink:type="simple" xlink:show="embed" xlink:actuate="onLoad"/><svg:desc>formula</svg:desc></draw:frame></text:p><text:p text:style-name="P70"><text:tab/>1.2.- <text:span text:style-name="T13">Spiral Sink </text:span><draw:frame draw:style-name="fr5" draw:name="Object103" text:anchor-type="as-char" svg:y="-0.1236in" svg:width="0.3382in" svg:height="0.1535in" draw:z-index="92"><draw:object xlink:href="./Object 92" xlink:type="simple" xlink:show="embed" xlink:actuate="onLoad"/><draw:image xlink:href="./ObjectReplacements/Object 92" xlink:type="simple" xlink:show="embed" xlink:actuate="onLoad"/><svg:desc>formula</svg:desc></draw:frame></text:p><text:p text:style-name="P64"><text:span text:style-name="T88"><text:s/></text:span></text:p><table:table table:name="Table1" table:style-name="Table1"><table:table-column table:style-name="Table1.A" table:number-columns-repeated="3"/><table:table-row><table:table-cell table:style-name="Table1.A1" office:value-type="string"><text:p text:style-name="P73">Center</text:p></table:table-cell><table:table-cell table:style-name="Table1.A1" office:value-type="string"><text:p text:style-name="P73">Spiral Source</text:p></table:table-cell><table:table-cell table:style-name="Table1.C1" office:value-type="string"><text:p text:style-name="P75">Spiral Sink</text:p></table:table-cell></table:table-row></table:table><text:p text:style-name="P64"/><text:p text:style-name="P44"/><text:p text:style-name="P9"/><text:p text:style-name="P9"/><text:p text:style-name="P9"/><text:p text:style-name="P9"/><text:p text:style-name="P9"/><text:p text:style-name="P9"/><text:p text:style-name="P9"/><text:p text:style-name="P9"/><text:p text:style-name="P9"/><text:p text:style-name="P9"/><text:p text:style-name="P9"/><text:p text:style-name="P65"><text:span text:style-name="T89">2</text:span>.- <draw:frame draw:style-name="fr5" draw:name="Object91" text:anchor-type="as-char" svg:y="-0.1236in" svg:width="0.4in" svg:height="0.1736in" draw:z-index="101"><draw:object xlink:href="./Object 84" xlink:type="simple" xlink:show="embed" xlink:actuate="onLoad"/><draw:image xlink:href="./ObjectReplacements/Object 84" xlink:type="simple" xlink:show="embed" xlink:actuate="onLoad"/><svg:desc>formula</svg:desc></draw:frame><text:span text:style-name="T88">are real </text:span><draw:frame draw:style-name="fr5" draw:name="Object92" text:anchor-type="as-char" svg:y="-0.1571in" svg:width="2.1465in" svg:height="0.2071in" draw:z-index="100"><draw:object xlink:href="./Object 86" xlink:type="simple" xlink:show="embed" xlink:actuate="onLoad"/><draw:image xlink:href="./ObjectReplacements/Object 86" xlink:type="simple" xlink:show="embed" xlink:actuate="onLoad"/><svg:desc>formula</svg:desc></draw:frame></text:p><text:p text:style-name="P65"><text:span text:style-name="T85"><text:tab/>1.1.-</text:span><text:span text:style-name="T23"> </text:span><text:span text:style-name="T26">Saddle</text:span> <draw:frame draw:style-name="fr5" draw:name="Object80" text:anchor-type="as-char" svg:y="-0.1236in" svg:width="0.5484in" svg:height="0.1736in" draw:z-index="94"><draw:object xlink:href="./Object 94" xlink:type="simple" xlink:show="embed" xlink:actuate="onLoad"/><draw:image xlink:href="./ObjectReplacements/Object 94" xlink:type="simple" xlink:show="embed" xlink:actuate="onLoad"/><svg:desc>formula</svg:desc></draw:frame></text:p><text:p text:style-name="P65"><text:span text:style-name="T85"><text:tab/>1.1.-</text:span><text:span text:style-name="T23"> </text:span><text:span text:style-name="T26">Nodal</text:span><text:span text:style-name="T24"> S</text:span><text:span text:style-name="T25">ource</text:span> <draw:frame draw:style-name="fr5" draw:name="Object79" text:anchor-type="as-char" svg:y="-0.1236in" svg:width="0.5484in" svg:height="0.1736in" draw:z-index="93"><draw:object xlink:href="./Object 93" xlink:type="simple" xlink:show="embed" xlink:actuate="onLoad"/><draw:image xlink:href="./ObjectReplacements/Object 93" xlink:type="simple" xlink:show="embed" xlink:actuate="onLoad"/><svg:desc>formula</svg:desc></draw:frame></text:p><text:p text:style-name="P71"><text:tab/>1.2.- <text:span text:style-name="T26">Nodal</text:span><text:span text:style-name="T13"> Sink </text:span><draw:frame draw:style-name="fr5" draw:name="Object90" text:anchor-type="as-char" svg:y="-0.1236in" svg:width="0.5484in" svg:height="0.1736in" draw:z-index="99"><draw:object xlink:href="./Object 87" xlink:type="simple" xlink:show="embed" xlink:actuate="onLoad"/><draw:image xlink:href="./ObjectReplacements/Object 87" xlink:type="simple" xlink:show="embed" xlink:actuate="onLoad"/><svg:desc>formula</svg:desc></draw:frame></text:p><text:p text:style-name="P46"/><table:table table:name="Table2" table:style-name="Table2"><table:table-column table:style-name="Table2.A" table:number-columns-repeated="3"/><table:table-row><table:table-cell table:style-name="Table2.A1" office:value-type="string"><text:p text:style-name="P77">Saddle</text:p></table:table-cell><table:table-cell table:style-name="Table2.A1" office:value-type="string"><text:p text:style-name="P74"><text:span text:style-name="T90">Nodal</text:span> Source</text:p></table:table-cell><table:table-cell table:style-name="Table2.C1" office:value-type="string"><text:p text:style-name="P76"><text:span text:style-name="T90">Nodal</text:span> Sink</text:p></table:table-cell></table:table-row></table:table><text:p text:style-name="P66"/><text:p text:style-name="P9"/></draw:text-box></draw:frame><text:soft-page-break/><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
        <text:p text:style-name="P45"/>
        <text:p text:style-name="P45"><draw:frame draw:style-name="fr4" draw:name="Frame9" text:anchor-type="paragraph" svg:x="0.0236in" svg:y="0.0728in" svg:width="8.7465in" draw:z-index="102"><draw:text-box fo:min-height="0.8429in"><text:p text:style-name="P64"><text:span text:style-name="T91">3</text:span>.- <draw:frame draw:style-name="fr5" draw:name="Object86" text:anchor-type="as-char" svg:y="-0.1236in" svg:width="0.4in" svg:height="0.1736in" draw:z-index="103"><draw:object xlink:href="./Object 95" xlink:type="simple" xlink:show="embed" xlink:actuate="onLoad"/><draw:image xlink:href="./ObjectReplacements/Object 95" xlink:type="simple" xlink:show="embed" xlink:actuate="onLoad"/><svg:desc>formula</svg:desc></draw:frame><text:span text:style-name="T88">are real and equal</text:span><draw:frame draw:style-name="fr5" draw:name="Object87" text:anchor-type="as-char" svg:y="-0.1429in" svg:width="1.2957in" svg:height="0.1929in" draw:z-index="104"><draw:object xlink:href="./Object 96" xlink:type="simple" xlink:show="embed" xlink:actuate="onLoad"/><draw:image xlink:href="./ObjectReplacements/Object 96" xlink:type="simple" xlink:show="embed" xlink:actuate="onLoad"/><svg:desc>formula</svg:desc></draw:frame></text:p><text:p text:style-name="P64"><text:span text:style-name="T85"><text:tab/>1.1.-</text:span><text:span text:style-name="T23"> </text:span><text:span text:style-name="T28">Degenerate Nodal Source</text:span> <draw:frame draw:style-name="fr5" draw:name="Object89" text:anchor-type="as-char" svg:y="-0.1236in" svg:width="0.339in" svg:height="0.1535in" draw:z-index="105"><draw:object xlink:href="./Object 97" xlink:type="simple" xlink:show="embed" xlink:actuate="onLoad"/><draw:image xlink:href="./ObjectReplacements/Object 97" xlink:type="simple" xlink:show="embed" xlink:actuate="onLoad"/><svg:desc>formula</svg:desc></draw:frame></text:p><text:p text:style-name="P64"><text:span text:style-name="T85"><text:tab/>1.1.-</text:span><text:span text:style-name="T23"> </text:span><text:span text:style-name="T28">Degenerate Nodal</text:span><text:span text:style-name="T24"> S</text:span><text:span text:style-name="T28">ink</text:span> <draw:frame draw:style-name="fr5" draw:name="Object93" text:anchor-type="as-char" svg:y="-0.1236in" svg:width="0.339in" svg:height="0.1535in" draw:z-index="106"><draw:object xlink:href="./Object 98" xlink:type="simple" xlink:show="embed" xlink:actuate="onLoad"/><draw:image xlink:href="./ObjectReplacements/Object 98" xlink:type="simple" xlink:show="embed" xlink:actuate="onLoad"/><svg:desc>formula</svg:desc></draw:frame></text:p><text:p text:style-name="P64"><text:span text:style-name="T88"><text:s/></text:span></text:p><table:table table:name="Table5" table:style-name="Table5"><table:table-column table:style-name="Table5.A" table:number-columns-repeated="2"/><table:table-row><table:table-cell table:style-name="Table5.A1" office:value-type="string"><text:p text:style-name="P67"><text:span text:style-name="T28">Degenerate Nodal Source</text:span> </text:p></table:table-cell><table:table-cell table:style-name="Table5.B1" office:value-type="string"><text:p text:style-name="P67"><text:span text:style-name="T28">Degenerate Nodal</text:span><text:span text:style-name="T24"> S</text:span><text:span text:style-name="T28">ink</text:span></text:p></table:table-cell></table:table-row></table:table><text:p text:style-name="P63"/><text:p text:style-name="P9"/><text:p text:style-name="P9"/><text:p text:style-name="P9"/><text:p text:style-name="P9"/><text:p text:style-name="P9"/><text:p text:style-name="P9"/><text:p text:style-name="P9"/><text:p text:style-name="P9"/><text:p text:style-name="P9"/><text:p text:style-name="P9"/><text:p text:style-name="P9"/><text:p text:style-name="P65"><text:span text:style-name="T92">4</text:span>.- <draw:frame draw:style-name="fr5" draw:name="Object95" text:anchor-type="as-char" svg:y="-0.1236in" svg:width="0.4in" svg:height="0.1736in" draw:z-index="107"><draw:object xlink:href="./Object 100" xlink:type="simple" xlink:show="embed" xlink:actuate="onLoad"/><draw:image xlink:href="./ObjectReplacements/Object 100" xlink:type="simple" xlink:show="embed" xlink:actuate="onLoad"/><svg:desc>formula</svg:desc></draw:frame><text:span text:style-name="T88">are real <text:s/>and one is zero</text:span><draw:frame draw:style-name="fr5" draw:name="Object96" text:anchor-type="as-char" svg:y="-0.1236in" svg:width="0.8835in" svg:height="0.1736in" draw:z-index="108"><draw:object xlink:href="./Object 101" xlink:type="simple" xlink:show="embed" xlink:actuate="onLoad"/><draw:image xlink:href="./ObjectReplacements/Object 101" xlink:type="simple" xlink:show="embed" xlink:actuate="onLoad"/><svg:desc>formula</svg:desc></draw:frame></text:p><text:p text:style-name="P65"><text:span text:style-name="T85"><text:tab/>1.1.-</text:span><text:span text:style-name="T23"> </text:span><text:span text:style-name="T29">Unstable </text:span><text:span text:style-name="T26">Saddle-</text:span><text:span text:style-name="T29">Node</text:span> <draw:frame draw:style-name="fr5" draw:name="Object97" text:anchor-type="as-char" svg:y="-0.1236in" svg:width="0.339in" svg:height="0.1535in" draw:z-index="109"><draw:object xlink:href="./Object 102" xlink:type="simple" xlink:show="embed" xlink:actuate="onLoad"/><draw:image xlink:href="./ObjectReplacements/Object 102" xlink:type="simple" xlink:show="embed" xlink:actuate="onLoad"/><svg:desc>formula</svg:desc></draw:frame></text:p><text:p text:style-name="P65"><text:span text:style-name="T85"><text:tab/>1.1.-</text:span><text:span text:style-name="T23"> </text:span><text:span text:style-name="T30">Stable Saddle-Node</text:span> <draw:frame draw:style-name="fr5" draw:name="Object98" text:anchor-type="as-char" svg:y="-0.1236in" svg:width="0.339in" svg:height="0.1535in" draw:z-index="110"><draw:object xlink:href="./Object 103" xlink:type="simple" xlink:show="embed" xlink:actuate="onLoad"/><draw:image xlink:href="./ObjectReplacements/Object 103" xlink:type="simple" xlink:show="embed" xlink:actuate="onLoad"/><svg:desc>formula</svg:desc></draw:frame></text:p><table:table table:name="Table3" table:style-name="Table3"><table:table-column table:style-name="Table3.A" table:number-columns-repeated="2"/><table:table-row><table:table-cell table:style-name="Table3.A1" office:value-type="string"><text:p text:style-name="P68"><text:span text:style-name="T29">Unstable </text:span><text:span text:style-name="T26">Saddle-</text:span><text:span text:style-name="T29">Node</text:span></text:p></table:table-cell><table:table-cell table:style-name="Table3.B1" office:value-type="string"><text:p text:style-name="P68"><text:span text:style-name="T30">Stable Saddle-Node</text:span></text:p></table:table-cell></table:table-row></table:table><text:p text:style-name="P46"/><text:p text:style-name="P9"/></draw:text-box></draw:frame><text:soft-page-break/></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h text:style-name="P52" text:outline-level="1" text:is-list-header="true"><text:span text:style-name="T8"><text:line-break/></text:span></text:h>
        <text:p text:style-name="P61"><text:span text:style-name="T87">:</text:span></text:p>
        <text:p text:style-name="P59"/>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31"/>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8" text:outline-level="1" text:is-list-header="tru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2"><draw:text-box fo:min-height="0.0161in" fo:min-width="0.0161in"><text:p text:style-name="MP2"><text:span text:style-name="page_20_number"><text:span text:style-name="MT1"><text:page-number text:select-page="current">1</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1</meta:editing-cycles>
    <meta:creation-date>2018-11-15T22:30:48.324626679</meta:creation-date>
    <meta:editing-duration>PT5H25M59S</meta:editing-duration>
    <meta:generator>LibreOffice/6.0.6.2$Linux_X86_64 LibreOffice_project/00m0$Build-2</meta:generator>
    <dc:date>2018-11-17T12:38:09.866551065</dc:date>
    <meta:document-statistic meta:table-count="4" meta:image-count="0" meta:object-count="102" meta:page-count="8" meta:paragraph-count="149" meta:word-count="740" meta:character-count="4617" meta:non-whitespace-character-count="3869"/>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sub>
        <mi>λ</mi>
        <mn>1,2</mn>
      </msub>
      <mo stretchy="false">=</mo>
      <mrow>
        <mfrac>
          <mrow>
            <mo fence="true" stretchy="false">(</mo>
            <mrow>
              <mrow>
                <mi>a</mi>
                <mo stretchy="false">+</mo>
                <mi>d</mi>
              </mrow>
            </mrow>
            <mo fence="true" stretchy="false">)</mo>
          </mrow>
          <mn>2</mn>
        </mfrac>
        <mo stretchy="false">±</mo>
        <mfrac>
          <msqrt>
            <mrow>
              <mo fence="true" stretchy="false">(</mo>
              <mrow>
                <mrow>
                  <mrow>
                    <msup>
                      <mrow>
                        <mo fence="true" stretchy="false">(</mo>
                        <mrow>
                          <mrow>
                            <mi>a</mi>
                            <mo stretchy="false">+</mo>
                            <mi>d</mi>
                          </mrow>
                        </mrow>
                        <mo fence="true" stretchy="false">)</mo>
                      </mrow>
                      <mn>2</mn>
                    </msup>
                    <mo stretchy="false">−</mo>
                    <mn>4</mn>
                  </mrow>
                  <mrow>
                    <mo fence="true" stretchy="false">(</mo>
                    <mrow>
                      <mrow>
                        <mi mathvariant="italic">ad</mi>
                        <mo stretchy="false">−</mo>
                        <mi mathvariant="italic">bc</mi>
                      </mrow>
                    </mrow>
                    <mo fence="true" stretchy="false">)</mo>
                  </mrow>
                </mrow>
              </mrow>
              <mo fence="true" stretchy="false">)</mo>
            </mrow>
          </msqrt>
          <mn>2</mn>
        </mfrac>
      </mrow>
    </mrow>
    <annotation encoding="StarMath 5.0">λ_1,2 = {(a + d)} over {2}+- {Sqrt((a + d)^2 - 4 (ad - bc))} over {2}</annotation>
  </semantics>
</math>
</file>

<file path=Object 10/content.xml><?xml version="1.0" encoding="utf-8"?>
<math xmlns="http://www.w3.org/1998/Math/MathML" display="block">
  <semantics>
    <mrow>
      <mi mathvariant="italic">Det</mi>
      <mrow>
        <mrow>
          <mo fence="true" stretchy="false">(</mo>
          <mrow>
            <mrow>
              <mi>A</mi>
              <mo stretchy="false">−</mo>
              <mi mathvariant="italic">Iλ</mi>
            </mrow>
          </mrow>
          <mo fence="true" stretchy="false">)</mo>
        </mrow>
        <mo stretchy="false">=</mo>
        <mrow>
          <msup>
            <mi>λ</mi>
            <mn>2</mn>
          </msup>
          <mo stretchy="false">−</mo>
          <mrow>
            <mo fence="true" stretchy="false">(</mo>
            <mrow>
              <mrow>
                <mi>a</mi>
                <mo stretchy="false">+</mo>
                <mi>d</mi>
              </mrow>
            </mrow>
            <mo fence="true" stretchy="false">)</mo>
          </mrow>
        </mrow>
      </mrow>
      <mrow>
        <mi>λ</mi>
        <mo stretchy="false">+</mo>
        <mrow>
          <mo fence="true" stretchy="false">(</mo>
          <mrow>
            <mrow>
              <mi mathvariant="italic">ad</mi>
              <mo stretchy="false">−</mo>
              <mi mathvariant="italic">bc</mi>
            </mrow>
          </mrow>
          <mo fence="true" stretchy="false">)</mo>
        </mrow>
      </mrow>
    </mrow>
    <annotation encoding="StarMath 5.0">Det (A - Iλ) = λ ^ 2 - (a + d)λ  + (ad - bc)</annotation>
  </semantics>
</math>
</file>

<file path=Object 100/content.xml><?xml version="1.0" encoding="utf-8"?>
<math xmlns="http://www.w3.org/1998/Math/MathML" display="block">
  <semantics>
    <mrow>
      <msub>
        <mi>s</mi>
        <mn>1</mn>
      </msub>
      <mo stretchy="false">∧</mo>
      <msub>
        <mi>s</mi>
        <mn>2</mn>
      </msub>
    </mrow>
    <annotation encoding="StarMath 5.0">s_1 and s_2</annotation>
  </semantics>
</math>
</file>

<file path=Object 101/content.xml><?xml version="1.0" encoding="utf-8"?>
<math xmlns="http://www.w3.org/1998/Math/MathML" display="block">
  <semantics>
    <mrow>
      <mrow>
        <msub>
          <mi>s</mi>
          <mn>1</mn>
        </msub>
        <mo stretchy="false">=</mo>
        <mn>0</mn>
      </mrow>
      <mi>;</mi>
      <mrow>
        <msub>
          <mi>s</mi>
          <mn>2</mn>
        </msub>
        <mo stretchy="false">=</mo>
        <mrow>
          <mi>T</mi>
          <mo stretchy="false">/</mo>
          <mn>2</mn>
        </mrow>
      </mrow>
    </mrow>
    <annotation encoding="StarMath 5.0">s_1 = 0; s_2  = T/2</annotation>
  </semantics>
</math>
</file>

<file path=Object 102/content.xml><?xml version="1.0" encoding="utf-8"?>
<math xmlns="http://www.w3.org/1998/Math/MathML" display="block">
  <semantics>
    <mrow>
      <mi>T</mi>
      <mo stretchy="false">&gt;</mo>
      <mn>0</mn>
    </mrow>
    <annotation encoding="StarMath 5.0">T &gt; 0</annotation>
  </semantics>
</math>
</file>

<file path=Object 103/content.xml><?xml version="1.0" encoding="utf-8"?>
<math xmlns="http://www.w3.org/1998/Math/MathML" display="block">
  <semantics>
    <mrow>
      <mn>0</mn>
      <mo stretchy="false">&lt;</mo>
      <mi>T</mi>
    </mrow>
    <annotation encoding="StarMath 5.0">0 &lt; T</annotation>
  </semantics>
</math>
</file>

<file path=Object 11/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lt;</mo>
        <mn>0</mn>
      </mrow>
    </mrow>
    <annotation encoding="StarMath 5.0">(a+d)^2-4(ad-bc) &gt; 0 and λ_1 λ_2 &gt; 0 and
λ_1 + λ_2 &lt;0</annotation>
  </semantics>
</math>
</file>

<file path=Object 12/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13/content.xml><?xml version="1.0" encoding="utf-8"?>
<math xmlns="http://www.w3.org/1998/Math/MathML" display="block">
  <semantics>
    <mrow>
      <mi mathvariant="italic">Av</mi>
      <mo stretchy="false">=</mo>
      <mi mathvariant="italic">λv</mi>
    </mrow>
    <annotation encoding="StarMath 5.0">Av = λv</annotation>
  </semantics>
</math>
</file>

<file path=Object 14/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15/content.xml><?xml version="1.0" encoding="utf-8"?>
<math xmlns="http://www.w3.org/1998/Math/MathML" display="block">
  <semantics>
    <mrow>
      <mi mathvariant="italic">kAv</mi>
      <mo stretchy="false">=</mo>
      <mi mathvariant="italic">kλv</mi>
    </mrow>
    <annotation encoding="StarMath 5.0">kAv = kλv</annotation>
  </semantics>
</math>
</file>

<file path=Object 1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17/content.xml><?xml version="1.0" encoding="utf-8"?>
<math xmlns="http://www.w3.org/1998/Math/MathML" display="block">
  <semantics>
    <msub>
      <mi>x</mi>
      <mn>1</mn>
    </msub>
    <annotation encoding="StarMath 5.0">x_1</annotation>
  </semantics>
</math>
</file>

<file path=Object 18/content.xml><?xml version="1.0" encoding="utf-8"?>
<math xmlns="http://www.w3.org/1998/Math/MathML" display="block">
  <semantics>
    <mrow>
      <mi>θ</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i>δ</mi>
          </mrow>
        </mrow>
        <mo fence="true" stretchy="false">)</mo>
      </mrow>
    </mrow>
    <annotation encoding="StarMath 5.0">%theta = ((c &lt;= -(a^2/b) and d &lt; a - 2 Sqrt-bc) or (-(a^2/b) &lt; c &lt;= 0 and (d &lt; a - 2 Sqrt-bc or a + 2 Sqrt-bc &lt; d &lt; (b c)/a)) or %delta)</annotation>
  </semantics>
</math>
</file>

<file path=Object 19/content.xml><?xml version="1.0" encoding="utf-8"?>
<math xmlns="http://www.w3.org/1998/Math/MathML" display="block">
  <semantics>
    <msub>
      <mi>x</mi>
      <mn>2</mn>
    </msub>
    <annotation encoding="StarMath 5.0">x_2</annotation>
  </semantics>
</math>
</file>

<file path=Object 2/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beta  = (a &gt;= 0 and ((b &lt; 0 and c &gt; -(a^2/b) and a - 2 Sqrt-bc &lt; d &lt; -a) or (b &gt; 0 and c &lt; -(a^2/b) and a - 2 Sqrt-bc &lt; d &lt; -a)))</annotation>
  </semantics>
</math>
</file>

<file path=Object 20/content.xml><?xml version="1.0" encoding="utf-8"?>
<math xmlns="http://www.w3.org/1998/Math/MathML" display="block">
  <semantics>
    <mrow>
      <mi>ε</mi>
      <mo stretchy="false">=</mo>
      <mrow>
        <mrow>
          <mo fence="true" stretchy="false">(</mo>
          <mrow>
            <mrow>
              <mi>b</mi>
              <mo stretchy="false">=</mo>
              <mrow>
                <mn>0</mn>
                <mo stretchy="false">∧</mo>
                <mrow>
                  <mo fence="true" stretchy="false">(</mo>
                  <mrow>
                    <mrow>
                      <mi>d</mi>
                      <mo stretchy="false">&lt;</mo>
                      <mrow>
                        <mi>a</mi>
                        <mo stretchy="false">∨</mo>
                        <mi>a</mi>
                      </mrow>
                      <mo stretchy="false">&lt;</mo>
                      <mi>d</mi>
                      <mo stretchy="false">&lt;</mo>
                      <mn>0</mn>
                    </mrow>
                  </mrow>
                  <mo fence="true" stretchy="false">)</mo>
                </mrow>
              </mrow>
            </mrow>
          </mrow>
          <mo fence="true" stretchy="false">)</mo>
        </mrow>
        <mo stretchy="false">∨</mo>
        <mrow>
          <mo fence="true" stretchy="false">(</mo>
          <mrow>
            <mrow>
              <mi>b</mi>
              <mo stretchy="false">&gt;</mo>
              <mrow>
                <mn>0</mn>
                <mo stretchy="false">∧</mo>
                <mi>θ</mi>
              </mrow>
            </mrow>
          </mrow>
          <mo fence="true" stretchy="false">)</mo>
        </mrow>
      </mrow>
    </mrow>
    <annotation encoding="StarMath 5.0">%varepsilon = (b = 0 and (d &lt; a or a &lt; d &lt; 0)) or (b &gt; 0 and %theta)</annotation>
  </semantics>
</math>
</file>

<file path=Object 21/content.xml><?xml version="1.0" encoding="utf-8"?>
<math xmlns="http://www.w3.org/1998/Math/MathML" display="block">
  <semantics>
    <mrow>
      <mi>ω</mi>
      <mo stretchy="false">=</mo>
      <mrow>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row>
    </mrow>
    <annotation encoding="StarMath 5.0">%omega = (0 &lt;= c &lt; -(a^2/b) and (d &lt; a - 2 Sqrt-bc or a + 2 Sqrt-bc &lt; d &lt; (b c)/a)) or (c &gt;= -(a^2/b) and d &lt; a - 2 Sqrt-bc)</annotation>
  </semantics>
</math>
</file>

<file path=Object 22/content.xml><?xml version="1.0" encoding="utf-8"?>
<math xmlns="http://www.w3.org/1998/Math/MathML" display="block">
  <semantics>
    <mrow>
      <mi>ρ</mi>
      <mo stretchy="false">=</mo>
      <mrow>
        <mo fence="true" stretchy="false">(</mo>
        <mrow>
          <mrow>
            <mi>a</mi>
            <mo stretchy="false">&lt;</mo>
            <mrow>
              <mn>0</mn>
              <mo stretchy="false">∧</mo>
              <mrow>
                <mo fence="true" stretchy="false">(</mo>
                <mrow>
                  <mrow>
                    <mrow>
                      <mo fence="true" stretchy="false">(</mo>
                      <mrow>
                        <mrow>
                          <mi>b</mi>
                          <mo stretchy="false">&lt;</mo>
                          <mrow>
                            <mn>0</mn>
                            <mo stretchy="false">∧</mo>
                            <mrow>
                              <mo fence="true" stretchy="false">(</mo>
                              <mrow>
                                <mrow>
                                  <mrow>
                                    <mo fence="true" stretchy="false">(</mo>
                                    <mrow>
                                      <mrow>
                                        <mi>c</mi>
                                        <mo stretchy="false">&lt;</mo>
                                        <mrow>
                                          <mn>0</mn>
                                          <mo stretchy="false">∧</mo>
                                          <mi>d</mi>
                                        </mrow>
                                        <mo stretchy="false">&lt;</mo>
                                        <mrow>
                                          <mrow>
                                            <mo fence="true" stretchy="false">(</mo>
                                            <mrow>
                                              <mrow>
                                                <mi>b</mi>
                                                <mi>c</mi>
                                              </mrow>
                                            </mrow>
                                            <mo fence="true" stretchy="false">)</mo>
                                          </mrow>
                                          <mo stretchy="false">/</mo>
                                          <mi>a</mi>
                                        </mrow>
                                      </mrow>
                                    </mrow>
                                    <mo fence="true" stretchy="false">)</mo>
                                  </mrow>
                                  <mo stretchy="false">∨</mo>
                                  <mi>ω</mi>
                                </mrow>
                              </mrow>
                              <mo fence="true" stretchy="false">)</mo>
                            </mrow>
                          </mrow>
                        </mrow>
                      </mrow>
                      <mo fence="true" stretchy="false">)</mo>
                    </mrow>
                    <mo stretchy="false">∨</mo>
                    <mi>ϵ</mi>
                  </mrow>
                </mrow>
                <mo fence="true" stretchy="false">)</mo>
              </mrow>
            </mrow>
          </mrow>
        </mrow>
        <mo fence="true" stretchy="false">)</mo>
      </mrow>
    </mrow>
    <annotation encoding="StarMath 5.0">%rho = (a &lt; 0 and ((b &lt; 0 and ((c &lt; 0 and d &lt; (b c)/a) or %omega)) or %epsilon))</annotation>
  </semantics>
</math>
</file>

<file path=Object 23/content.xml><?xml version="1.0" encoding="utf-8"?>
<math xmlns="http://www.w3.org/1998/Math/MathML" display="block">
  <semantics>
    <mrow>
      <msub>
        <mi mathvariant="italic">Ox</mi>
        <mn>1</mn>
      </msub>
      <msub>
        <mi>x</mi>
        <mn>2</mn>
      </msub>
    </mrow>
    <annotation encoding="StarMath 5.0">Ox_1 x_2</annotation>
  </semantics>
</math>
</file>

<file path=Object 24/content.xml><?xml version="1.0" encoding="utf-8"?>
<math xmlns="http://www.w3.org/1998/Math/MathML" display="block">
  <semantics>
    <mrow>
      <mi>ρ</mi>
      <mo stretchy="false">∨</mo>
      <mi>β</mi>
      <mo stretchy="false">∨</mo>
      <mi>α</mi>
    </mrow>
    <annotation encoding="StarMath 5.0">%rho or %beta or %alpha</annotation>
  </semantics>
</math>
</file>

<file path=Object 25/content.xml><?xml version="1.0" encoding="utf-8"?>
<math xmlns="http://www.w3.org/1998/Math/MathML" display="block">
  <semantics>
    <msub>
      <mi>x</mi>
      <mn>1</mn>
    </msub>
    <annotation encoding="StarMath 5.0">x_1</annotation>
  </semantics>
</math>
</file>

<file path=Object 2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gt;</mo>
        <mn>0</mn>
      </mrow>
    </mrow>
    <annotation encoding="StarMath 5.0">(a+d)^2-4(ad-bc) &lt; 0 and (a+d) &gt; 0</annotation>
  </semantics>
</math>
</file>

<file path=Object 27/content.xml><?xml version="1.0" encoding="utf-8"?>
<math xmlns="http://www.w3.org/1998/Math/MathML" display="block">
  <semantics>
    <msub>
      <mi>x</mi>
      <mn>1</mn>
    </msub>
    <annotation encoding="StarMath 5.0">x_1</annotation>
  </semantics>
</math>
</file>

<file path=Object 28/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annotation encoding="StarMath 5.0">%alpha = ((c &lt;= -(a^2/b) and -a &lt; d &lt; a + 2 Sqrt-bc) or (-(a^2/b) &lt; c &lt; 0 and a - 2 Sqrt-bc &lt; d &lt; a + 2 Sqrt-bc))</annotation>
  </semantics>
</math>
</file>

<file path=Object 29/content.xml><?xml version="1.0" encoding="utf-8"?>
<math xmlns="http://www.w3.org/1998/Math/MathML" display="block">
  <semantics>
    <msub>
      <mi>x</mi>
      <mn>2</mn>
    </msub>
    <annotation encoding="StarMath 5.0">x_2</annotation>
  </semantics>
</math>
</file>

<file path=Object 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row>
            <mn>0</mn>
            <mo stretchy="false">∧</mo>
            <mi>a</mi>
          </mrow>
          <mo stretchy="false">+</mo>
          <mi>d</mi>
        </mrow>
        <mo stretchy="false">&lt;</mo>
        <mn>0</mn>
      </mrow>
    </mrow>
    <annotation encoding="StarMath 5.0">(a+d)^2-4(ad-bc) &lt; 0 and a + d &lt; 0</annotation>
  </semantics>
</math>
</file>

<file path=Object 3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row>
                            <mo fence="true" stretchy="false">(</mo>
                            <mrow>
                              <mrow>
                                <mrow>
                                  <mn>0</mn>
                                  <mo stretchy="false">&lt;</mo>
                                  <mi>c</mi>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annotation encoding="StarMath 5.0">%beta = ((b &lt; 0 and ((0 &lt; c &lt; -(a^2/b) and a - 2 Sqrt-bc &lt; d &lt; a + 2 Sqrt-bc) or (c &gt;= -(a^2/b) and -a &lt; d &lt; a + 2 Sqrt-bc))) or (b &gt; 0 and %alpha))</annotation>
  </semantics>
</math>
</file>

<file path=Object 31/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theta = (a &lt;= 0 and ((b &lt; 0 and c &gt; -(a^2/b) and -a &lt; d &lt; a + 2 Sqrt-bc) or (b &gt; 0 and c &lt; -(a^2/b) and -a &lt; d &lt; a + 2 Sqrt-bc)))</annotation>
  </semantics>
</math>
</file>

<file path=Object 32/content.xml><?xml version="1.0" encoding="utf-8"?>
<math xmlns="http://www.w3.org/1998/Math/MathML" display="block">
  <semantics>
    <mrow>
      <mi>ε</mi>
      <mo stretchy="false">=</mo>
      <mrow>
        <mo fence="true" stretchy="false">(</mo>
        <mrow>
          <mrow>
            <mi>a</mi>
            <mo stretchy="false">&gt;</mo>
            <mrow>
              <mn>0</mn>
              <mo stretchy="false">∧</mo>
              <mi>β</mi>
            </mrow>
          </mrow>
        </mrow>
        <mo fence="true" stretchy="false">)</mo>
      </mrow>
    </mrow>
    <annotation encoding="StarMath 5.0">%varepsilon =(a &gt; 0 and %beta)</annotation>
  </semantics>
</math>
</file>

<file path=Object 33/content.xml><?xml version="1.0" encoding="utf-8"?>
<math xmlns="http://www.w3.org/1998/Math/MathML" display="block">
  <semantics>
    <msub>
      <mi>x</mi>
      <mn>2</mn>
    </msub>
    <annotation encoding="StarMath 5.0">x_2</annotation>
  </semantics>
</math>
</file>

<file path=Object 34/content.xml><?xml version="1.0" encoding="utf-8"?>
<math xmlns="http://www.w3.org/1998/Math/MathML" display="block">
  <semantics>
    <mrow>
      <mi>θ</mi>
      <mo stretchy="false">∨</mo>
      <mi>ε</mi>
    </mrow>
    <annotation encoding="StarMath 5.0">%theta or %varepsilon</annotation>
  </semantics>
</math>
</file>

<file path=Object 35/content.xml><?xml version="1.0" encoding="utf-8"?>
<math xmlns="http://www.w3.org/1998/Math/MathML" display="block">
  <semantics>
    <msub>
      <mi>x</mi>
      <mn>2</mn>
    </msub>
    <annotation encoding="StarMath 5.0">x_2</annotation>
  </semantics>
</math>
</file>

<file path=Object 3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gt;</mo>
        <mn>0</mn>
      </mrow>
    </mrow>
    <annotation encoding="StarMath 5.0">(a+d)^2-4(ad-bc) &gt; 0 and λ_1 λ_2 &gt; 0
and λ_1 + λ_2 &gt; 0</annotation>
  </semantics>
</math>
</file>

<file path=Object 37/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i>c</mi>
                  <mo stretchy="false">&gt;</mo>
                  <mrow>
                    <mn>0</mn>
                    <mo stretchy="false">∧</mo>
                    <mi>d</mi>
                  </mrow>
                  <mo stretchy="false">&gt;</mo>
                  <mrow>
                    <mrow>
                      <mo fence="true" stretchy="false">(</mo>
                      <mrow>
                        <mrow>
                          <mi>b</mi>
                          <mi>c</mi>
                        </mrow>
                      </mrow>
                      <mo fence="true" stretchy="false">)</mo>
                    </mrow>
                    <mo stretchy="false">/</mo>
                    <mi>a</mi>
                  </mrow>
                </mrow>
              </mrow>
              <mo fence="true" stretchy="false">)</mo>
            </mrow>
          </mrow>
        </mrow>
        <mo fence="true" stretchy="false">)</mo>
      </mrow>
    </mrow>
    <annotation encoding="StarMath 5.0">%alpha = ((c &lt;= -(a^2/b) and d &gt; a + 2 Sqrt-bc) or (-(a^2/b) &lt; c &lt;= 0 and ((b c)/a &lt; d &lt; a - 2 Sqrt-bc or d &gt; a + 2 Sqrt-bc)) or (c &gt; 0 and d &gt; (b c)/a))</annotation>
  </semantics>
</math>
</file>

<file path=Object 38/content.xml><?xml version="1.0" encoding="utf-8"?>
<math xmlns="http://www.w3.org/1998/Math/MathML" display="block">
  <semantics>
    <mrow>
      <mi>β</mi>
      <mo stretchy="false">=</mo>
      <mrow>
        <mo fence="true" stretchy="false">(</mo>
        <mrow>
          <mrow>
            <mrow>
              <mo fence="true" stretchy="false">(</mo>
              <mrow>
                <mrow>
                  <mi>c</mi>
                  <mo stretchy="false">&lt;</mo>
                  <mrow>
                    <mn>0</mn>
                    <mo stretchy="false">∧</mo>
                    <mi>d</mi>
                  </mrow>
                  <mo stretchy="false">&gt;</mo>
                  <mrow>
                    <mrow>
                      <mo fence="true" stretchy="false">(</mo>
                      <mrow>
                        <mrow>
                          <mi>b</mi>
                          <mi>c</mi>
                        </mrow>
                      </mrow>
                      <mo fence="true" stretchy="false">)</mo>
                    </mrow>
                    <mo stretchy="false">/</mo>
                    <mi>a</mi>
                  </mrow>
                </mrow>
              </mrow>
              <mo fence="true" stretchy="false">)</mo>
            </mrow>
            <mo stretchy="false">∨</mo>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row>
        </mrow>
        <mo fence="true" stretchy="false">)</mo>
      </mrow>
    </mrow>
    <annotation encoding="StarMath 5.0">%beta = ((c &lt; 0 and d &gt; (b c)/a) or (0 &lt;= c &lt; -(a^2/b) and ((b c)/a &lt; d &lt; a - 2 Sqrt-bc or d &gt; a + 2 Sqrt-bc)) or (c &gt;= -(a^2/b) and d &gt; a + 2 Sqrt-bc))</annotation>
  </semantics>
</math>
</file>

<file path=Object 39/content.xml><?xml version="1.0" encoding="utf-8"?>
<math xmlns="http://www.w3.org/1998/Math/MathML" display="block">
  <semantics>
    <mrow>
      <msub>
        <mi>x</mi>
        <mn>1</mn>
      </msub>
      <mrow>
        <mrow>
          <mo fence="true" stretchy="false">(</mo>
          <mrow>
            <mn>0</mn>
          </mrow>
          <mo fence="true" stretchy="false">)</mo>
        </mrow>
        <mo stretchy="false">=</mo>
        <mi>a</mi>
      </mrow>
      <mi>,</mi>
      <msub>
        <mi>x</mi>
        <mn>2</mn>
      </msub>
      <mrow>
        <mrow>
          <mo fence="true" stretchy="false">(</mo>
          <mrow>
            <mn>0</mn>
          </mrow>
          <mo fence="true" stretchy="false">)</mo>
        </mrow>
        <mo stretchy="false">=</mo>
        <mi>b</mi>
      </mrow>
    </mrow>
    <annotation encoding="StarMath 5.0">x_1( 0 ) = a, x_2( 0 ) = b</annotation>
  </semantics>
</math>
</file>

<file path=Object 4/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b &gt; 0 and ((c &lt;= -(a^2/b) and a - 2 Sqrt-bc &lt; d &lt; -a) or (-(a^2/b) &lt; c &lt; 0 and a - 2 Sqrt-bc &lt; d &lt; a + 2 Sqrt-bc)))</annotation>
  </semantics>
</math>
</file>

<file path=Object 40/content.xml><?xml version="1.0" encoding="utf-8"?>
<math xmlns="http://www.w3.org/1998/Math/MathML" display="block">
  <semantics>
    <mrow>
      <mi>δ</mi>
      <mo stretchy="false">=</mo>
      <mrow>
        <mo fence="true" stretchy="false">(</mo>
        <mrow>
          <mrow>
            <mi>a</mi>
            <mo stretchy="false">&gt;</mo>
            <mrow>
              <mn>0</mn>
              <mo stretchy="false">∧</mo>
              <mrow>
                <mo fence="true" stretchy="false">(</mo>
                <mrow>
                  <mrow>
                    <mrow>
                      <mo fence="true" stretchy="false">(</mo>
                      <mrow>
                        <mrow>
                          <mi>b</mi>
                          <mo stretchy="false">&lt;</mo>
                          <mrow>
                            <mn>0</mn>
                            <mo stretchy="false">∧</mo>
                            <mi>β</mi>
                          </mrow>
                        </mrow>
                      </mrow>
                      <mo fence="true" stretchy="false">)</mo>
                    </mrow>
                    <mo stretchy="false">∨</mo>
                    <mrow>
                      <mo fence="true" stretchy="false">(</mo>
                      <mrow>
                        <mrow>
                          <mi>b</mi>
                          <mo stretchy="false">=</mo>
                          <mrow>
                            <mn>0</mn>
                            <mo stretchy="false">∧</mo>
                            <mrow>
                              <mo fence="true" stretchy="false">(</mo>
                              <mrow>
                                <mrow>
                                  <mn>0</mn>
                                  <mo stretchy="false">&lt;</mo>
                                  <mi>d</mi>
                                  <mo stretchy="false">&lt;</mo>
                                  <mrow>
                                    <mi>a</mi>
                                    <mo stretchy="false">∨</mo>
                                    <mi>d</mi>
                                  </mrow>
                                  <mo stretchy="false">&gt;</mo>
                                  <mi>a</mi>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mrow>
        </mrow>
        <mo fence="true" stretchy="false">)</mo>
      </mrow>
    </mrow>
    <annotation encoding="StarMath 5.0">%delta = (a &gt; 0 and ((b &lt; 0 and %beta) or (b = 0 and (0 &lt; d &lt; a or d &gt; a)) or (b &gt; 0 and %alpha)))</annotation>
  </semantics>
</math>
</file>

<file path=Object 41/content.xml><?xml version="1.0" encoding="utf-8"?>
<math xmlns="http://www.w3.org/1998/Math/MathML" display="block">
  <semantics>
    <mrow>
      <mi>θ</mi>
      <mo stretchy="false">=</mo>
      <mrow>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gt;</mo>
                              <mn>2</mn>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gt;</mo>
                              <mn>2</mn>
                            </mrow>
                            <msqrt>
                              <mrow>
                                <mo stretchy="false">−</mo>
                                <mi mathvariant="italic">bc</mi>
                              </mrow>
                            </msqrt>
                          </mrow>
                        </mrow>
                        <mo fence="true" stretchy="false">)</mo>
                      </mrow>
                    </mrow>
                  </mrow>
                  <mo fence="true" stretchy="false">)</mo>
                </mrow>
              </mrow>
            </mrow>
          </mrow>
          <mo fence="true" stretchy="false">)</mo>
        </mrow>
        <mo stretchy="false">∨</mo>
        <mi>δ</mi>
      </mrow>
    </mrow>
    <annotation encoding="StarMath 5.0">%theta = (a = 0 and ((b &lt; 0 and c &gt; 0 and d &gt; 2 Sqrt-bc) or (b &gt; 0 and c &lt; 0 and d &gt; 2 Sqrt-bc))) or %delta</annotation>
  </semantics>
</math>
</file>

<file path=Object 42/content.xml><?xml version="1.0" encoding="utf-8"?>
<math xmlns="http://www.w3.org/1998/Math/MathML" display="block">
  <semantics>
    <mrow>
      <mi>ε</mi>
      <mo stretchy="false">∨</mo>
      <mi>θ</mi>
    </mrow>
    <annotation encoding="StarMath 5.0">%varepsilon or %theta</annotation>
  </semantics>
</math>
</file>

<file path=Object 4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row>
            <mo fence="true" stretchy="false">(</mo>
            <mrow>
              <msub>
                <mi>λ</mi>
                <mn>1</mn>
              </msub>
            </mrow>
            <mo fence="true" stretchy="false">)</mo>
          </mrow>
        </mrow>
      </mrow>
      <mrow>
        <mrow>
          <mo fence="true" stretchy="false">(</mo>
          <mrow>
            <msub>
              <mi>λ</mi>
              <mn>2</mn>
            </msub>
          </mrow>
          <mo fence="true" stretchy="false">)</mo>
        </mrow>
        <mo stretchy="false">&lt;</mo>
        <mn>0</mn>
      </mrow>
    </mrow>
    <annotation encoding="StarMath 5.0">(a+d)^2-4(ad-bc) &gt; 0 and (λ_1)(λ_2) &lt; 0</annotation>
  </semantics>
</math>
</file>

<file path=Object 44/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45/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4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47/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gt;</mo>
        <mn>0</mn>
      </mrow>
    </mrow>
    <annotation encoding="StarMath 5.0">(a+d)^2-4(ad-bc) = 0 and λ_12 = (a+d)/2 and (a+d)&gt;0</annotation>
  </semantics>
</math>
</file>

<file path=Object 48/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alpha = (b &gt; 0 and ((c &lt;= -(a^2/b) and d = a + 2 Sqrt[-b c]) or (-(a^2/b) &lt; c &lt; 0 and (d = a - 2 Sqrt[-b c] or d = a + 2 Sqrt[-b c])) or (c = 0 and d = a)))</annotation>
  </semantics>
</math>
</file>

<file path=Object 49/content.xml><?xml version="1.0" encoding="utf-8"?>
<math xmlns="http://www.w3.org/1998/Math/MathML" display="block">
  <semantics>
    <mover accent="true">
      <msub>
        <mi>x</mi>
        <mn>1</mn>
      </msub>
      <mo stretchy="false">˙</mo>
    </mover>
    <annotation encoding="StarMath 5.0">dot x_1</annotation>
  </semantics>
</math>
</file>

<file path=Object 5/content.xml><?xml version="1.0" encoding="utf-8"?>
<math xmlns="http://www.w3.org/1998/Math/MathML" display="block">
  <semantics>
    <mrow>
      <mrow>
        <mover accent="true">
          <mi>X</mi>
          <mo stretchy="false">˙</mo>
        </mover>
        <mo stretchy="false">=</mo>
        <mi mathvariant="italic">AX</mi>
      </mrow>
      <mi>;</mi>
      <mi mathvariant="italic">where</mi>
      <mrow>
        <mi>A</mi>
        <mo stretchy="false">=</mo>
        <mrow>
          <mrow>
            <mo fence="true" stretchy="true">[</mo>
            <mrow>
              <mtable>
                <mtr>
                  <mtd>
                    <mi>a</mi>
                  </mtd>
                  <mtd>
                    <mi>b</mi>
                  </mtd>
                </mtr>
                <mtr>
                  <mtd>
                    <mi>c</mi>
                  </mtd>
                  <mtd>
                    <mi>d</mi>
                  </mtd>
                </mtr>
              </mtable>
            </mrow>
            <mo fence="true" stretchy="true">]</mo>
          </mrow>
          <mo stretchy="false">∧</mo>
          <mover accent="true">
            <mi>X</mi>
            <mo stretchy="false">˙</mo>
          </mover>
        </mrow>
      </mrow>
      <mi>,</mi>
      <mi>X</mi>
      <mi mathvariant="italic">are</mi>
      <mi mathvariant="italic">vectors</mi>
      <mi mathvariant="italic">of</mi>
      <mn>2</mn>
      <mi>x</mi>
      <mn>1</mn>
    </mrow>
    <annotation encoding="StarMath 5.0">dot X = AX ; where A = left[matrix{a#b##c#d}right] and dot X, X are vectors of 2x1
</annotation>
  </semantics>
</math>
</file>

<file path=Object 5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i>δ</mi>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o stretchy="false">∨</mo>
            <mrow>
              <mo fence="true" stretchy="false">(</mo>
              <mrow>
                <mrow>
                  <mi>b</mi>
                  <mo stretchy="false">=</mo>
                  <mrow>
                    <mn>0</mn>
                    <mo stretchy="false">∧</mo>
                    <mi>d</mi>
                  </mrow>
                  <mo stretchy="false">=</mo>
                  <mi>a</mi>
                </mrow>
              </mrow>
              <mo fence="true" stretchy="false">)</mo>
            </mrow>
            <mo stretchy="false">∨</mo>
            <mi>α</mi>
          </mrow>
        </mrow>
        <mo fence="true" stretchy="false">)</mo>
      </mrow>
    </mrow>
    <annotation encoding="StarMath 5.0">%beta = ((b &lt; 0 and (%delta or (0 &lt; c &lt; -(a^2/b) and (d = a - 2 Sqrt[-b c] or d = a + 2 Sqrt[-b c])) or (c &gt;= -(a^2/b) and d = a + 2 Sqrt[-b c]))) or (b = 0 and d = a) or %alpha)</annotation>
  </semantics>
</math>
</file>

<file path=Object 51/content.xml><?xml version="1.0" encoding="utf-8"?>
<math xmlns="http://www.w3.org/1998/Math/MathML" display="block">
  <semantics>
    <mrow>
      <mi>δ</mi>
      <mo stretchy="false">=</mo>
      <mrow>
        <mo fence="true" stretchy="false">(</mo>
        <mrow>
          <mrow>
            <mi>c</mi>
            <mo stretchy="false">=</mo>
            <mrow>
              <mn>0</mn>
              <mo stretchy="false">∧</mo>
              <mi>d</mi>
            </mrow>
            <mo stretchy="false">=</mo>
            <mi>a</mi>
          </mrow>
        </mrow>
        <mo fence="true" stretchy="false">)</mo>
      </mrow>
    </mrow>
    <annotation encoding="StarMath 5.0">%delta = (c = 0 and d = a)</annotation>
  </semantics>
</math>
</file>

<file path=Object 52/content.xml><?xml version="1.0" encoding="utf-8"?>
<math xmlns="http://www.w3.org/1998/Math/MathML" display="block">
  <semantics>
    <mrow>
      <mi>ρ</mi>
      <mo stretchy="false">∨</mo>
      <mi>β</mi>
      <mo stretchy="false">∨</mo>
      <mi>α</mi>
    </mrow>
    <annotation encoding="StarMath 5.0">%rho or %beta or %alpha</annotation>
  </semantics>
</math>
</file>

<file path=Object 5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mo>
        <mn>0</mn>
      </mrow>
    </mrow>
    <annotation encoding="StarMath 5.0">(a+d)^2-4(ad-bc) &lt; 0 and (a+d) = 0</annotation>
  </semantics>
</math>
</file>

<file path=Object 54/content.xml><?xml version="1.0" encoding="utf-8"?>
<math xmlns="http://www.w3.org/1998/Math/MathML" display="block">
  <semantics>
    <mrow>
      <mi>α</mi>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annotation encoding="StarMath 5.0">%alpha = ((b &lt; 0 and c &gt; -(a^2/b)) or (b &gt; 0 and c &lt; -(a^2/b)))</annotation>
  </semantics>
</math>
</file>

<file path=Object 55/content.xml><?xml version="1.0" encoding="utf-8"?>
<math xmlns="http://www.w3.org/1998/Math/MathML" display="block">
  <semantics>
    <mrow>
      <mi>β</mi>
      <mo stretchy="false">=</mo>
      <mrow>
        <mo fence="true" stretchy="false">(</mo>
        <mrow>
          <mrow>
            <mi>d</mi>
            <mo stretchy="false">=</mo>
            <mrow>
              <mo stretchy="false">−</mo>
              <mi>a</mi>
            </mrow>
          </mrow>
        </mrow>
        <mo fence="true" stretchy="false">)</mo>
      </mrow>
    </mrow>
    <annotation encoding="StarMath 5.0">%beta = (d = -a)</annotation>
  </semantics>
</math>
</file>

<file path=Object 56/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theta = (a &lt;= 0 and ((b &lt; 0 and c &gt; -(a^2/b) and d = a + 2 Sqrt[-b c]) or (b &gt; 0 and c &lt; -(a^2/b) and d = a + 2 Sqrt[-b c])))</annotation>
  </semantics>
</math>
</file>

<file path=Object 57/content.xml><?xml version="1.0" encoding="utf-8"?>
<math xmlns="http://www.w3.org/1998/Math/MathML" display="block">
  <semantics>
    <mrow>
      <mi>ε</mi>
      <mo stretchy="false">=</mo>
      <mrow>
        <mo fence="true" stretchy="false">(</mo>
        <mrow>
          <mrow>
            <mi>a</mi>
            <mo stretchy="false">&gt;</mo>
            <mrow>
              <mn>0</mn>
              <mo stretchy="false">∧</mo>
              <mi mathvariant="italic">beta</mi>
            </mrow>
          </mrow>
        </mrow>
        <mo fence="true" stretchy="false">)</mo>
      </mrow>
    </mrow>
    <annotation encoding="StarMath 5.0">%varepsilon = (a &gt; 0 and beta)</annotation>
  </semantics>
</math>
</file>

<file path=Object 58/content.xml><?xml version="1.0" encoding="utf-8"?>
<math xmlns="http://www.w3.org/1998/Math/MathML" display="block">
  <semantics>
    <mrow>
      <mi>β</mi>
      <mo stretchy="false">∧</mo>
      <mi>α</mi>
    </mrow>
    <annotation encoding="StarMath 5.0">%beta and %alpha</annotation>
  </semantics>
</math>
</file>

<file path=Object 59/content.xml><?xml version="1.0" encoding="utf-8"?>
<math xmlns="http://www.w3.org/1998/Math/MathML" display="block">
  <semantics>
    <mover accent="true">
      <msub>
        <mi>x</mi>
        <mn>2</mn>
      </msub>
      <mo stretchy="false">˙</mo>
    </mover>
    <annotation encoding="StarMath 5.0">dot x_2</annotation>
  </semantics>
</math>
</file>

<file path=Object 6/content.xml><?xml version="1.0" encoding="utf-8"?>
<math xmlns="http://www.w3.org/1998/Math/MathML" display="block">
  <semantics>
    <mrow>
      <mrow>
        <mo fence="true" stretchy="false">(</mo>
        <mrow>
          <mrow>
            <mi>θ</mi>
            <mo stretchy="false">∧</mo>
            <mrow>
              <mo fence="true" stretchy="false">(</mo>
              <mrow>
                <mrow>
                  <mi>δ</mi>
                  <mo stretchy="false">∨</mo>
                  <mi>α</mi>
                </mrow>
              </mrow>
              <mo fence="true" stretchy="false">)</mo>
            </mrow>
          </mrow>
        </mrow>
        <mo fence="true" stretchy="false">)</mo>
      </mrow>
      <mo stretchy="false">∨</mo>
      <mi>β</mi>
    </mrow>
    <annotation encoding="StarMath 5.0">(%theta and (%delta or %alpha)) or %beta</annotation>
  </semantics>
</math>
</file>

<file path=Object 60/content.xml><?xml version="1.0" encoding="utf-8"?>
<math xmlns="http://www.w3.org/1998/Math/MathML" display="block">
  <semantics>
    <mrow>
      <mover accent="true">
        <msub>
          <mi>x</mi>
          <mn>1</mn>
        </msub>
        <mo stretchy="false">˙</mo>
      </mover>
      <mo stretchy="false">=</mo>
      <mrow>
        <mn>0</mn>
        <mo stretchy="false">∧</mo>
        <mover accent="true">
          <msub>
            <mi>x</mi>
            <mn>2</mn>
          </msub>
          <mo stretchy="false">˙</mo>
        </mover>
      </mrow>
      <mo stretchy="false">=</mo>
      <mn>0</mn>
    </mrow>
    <annotation encoding="StarMath 5.0">dot x_1 = 0 and dot x_2 = 0
</annotation>
  </semantics>
</math>
</file>

<file path=Object 61/content.xml><?xml version="1.0" encoding="utf-8"?>
<math xmlns="http://www.w3.org/1998/Math/MathML" display="block">
  <semantics>
    <mrow>
      <mi>ε</mi>
      <mo stretchy="false">=</mo>
      <mrow>
        <mo fence="true" stretchy="false">(</mo>
        <mrow>
          <mrow>
            <mi>a</mi>
            <mo stretchy="false">&lt;</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o fence="true" stretchy="false">)</mo>
              </mrow>
            </mrow>
          </mrow>
        </mrow>
        <mo fence="true" stretchy="false">)</mo>
      </mrow>
    </mrow>
    <annotation encoding="StarMath 5.0">%varepsilon = (a &lt; 0 and ((b &lt; 0 and c &gt; -(a^2/b) and a + 2 Sqrt-bc &lt; d &lt; (b c)/a) or (b &gt; 0 and c &lt; -(a^2/b) and a + 2 Sqrt-bc &lt; d &lt; (b c)/a)))</annotation>
  </semantics>
</math>
</file>

<file path=Object 62/content.xml><?xml version="1.0" encoding="utf-8"?>
<math xmlns="http://www.w3.org/1998/Math/MathML" display="block">
  <semantics>
    <mrow>
      <mi>ε</mi>
      <mo stretchy="false">∨</mo>
      <mi>θ</mi>
    </mrow>
    <annotation encoding="StarMath 5.0">%varepsilon or %theta</annotation>
  </semantics>
</math>
</file>

<file path=Object 6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lt;</mo>
        <mn>0</mn>
      </mrow>
    </mrow>
    <annotation encoding="StarMath 5.0">(a+d)^2-4(ad-bc) = 0 and λ_12 = (a+d)/2 and (a+d)&lt;0</annotation>
  </semantics>
</math>
</file>

<file path=Object 64/content.xml><?xml version="1.0" encoding="utf-8"?>
<math xmlns="http://www.w3.org/1998/Math/MathML" display="block">
  <semantics>
    <mrow>
      <mi>α</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alpha = (a &gt;= 0 and ((b &lt; 0 and c &gt; -(a^2/b) and d = a - 2 Sqrt[-b c]) or (b &gt; 0 and c &lt; -(a^2/b) and d = a - 2 Sqrt[-b c])))</annotation>
  </semantics>
</math>
</file>

<file path=Object 65/content.xml><?xml version="1.0" encoding="utf-8"?>
<math xmlns="http://www.w3.org/1998/Math/MathML" display="block">
  <semantics>
    <mrow>
      <mi>β</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beta = (b &gt; 0 and ((c &lt;= -(a^2/b) and d = a - 2 Sqrt[-b c]) or (-(a^2/b) &lt; c &lt; 0 and (d = a - 2 Sqrt[-b c] or d = a + 2 Sqrt[-b c])) or (c = 0 and d = a)))</annotation>
  </semantics>
</math>
</file>

<file path=Object 66/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i>c</mi>
                          <mo stretchy="false">=</mo>
                          <mrow>
                            <mn>0</mn>
                            <mo stretchy="false">∧</mo>
                            <mi>d</mi>
                          </mrow>
                          <mo stretchy="false">=</mo>
                          <mi>a</mi>
                        </mrow>
                      </mrow>
                      <mo fence="true" stretchy="false">)</mo>
                    </mrow>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delta = (b &lt; 0 and ((c = 0 and d = a) or (0 &lt; c &lt; -(a^2/b) and (d = a - 2 Sqrt[-b c] or d = a + 2 Sqrt[-b c])) or (c &gt;= -(a^2/b) and d = a - 2 Sqrt[-b c])))</annotation>
  </semantics>
</math>
</file>

<file path=Object 67/content.xml><?xml version="1.0" encoding="utf-8"?>
<math xmlns="http://www.w3.org/1998/Math/MathML" display="block">
  <semantics>
    <mrow>
      <mrow>
        <mo fence="true" stretchy="false">(</mo>
        <mrow>
          <mrow>
            <mi>ε</mi>
            <mo stretchy="false">∧</mo>
            <mrow>
              <mo fence="true" stretchy="false">(</mo>
              <mrow>
                <mrow>
                  <mi>δ</mi>
                  <mo stretchy="false">∨</mo>
                  <mi>θ</mi>
                  <mo stretchy="false">∨</mo>
                  <mi>β</mi>
                </mrow>
              </mrow>
              <mo fence="true" stretchy="false">)</mo>
            </mrow>
          </mrow>
        </mrow>
        <mo fence="true" stretchy="false">)</mo>
      </mrow>
      <mo stretchy="false">∨</mo>
      <mi>α</mi>
    </mrow>
    <annotation encoding="StarMath 5.0">(%varepsilon and (%delta or %theta or %beta)) or %alpha</annotation>
  </semantics>
</math>
</file>

<file path=Object 68/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g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gt; 0, λ_1 = 0, λ_2 = ( a+d )</annotation>
  </semantics>
</math>
</file>

<file path=Object 69/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o stretchy="false">∨</mo>
              <mrow>
                <mo fence="true" stretchy="false">(</mo>
                <mrow>
                  <mrow>
                    <mi>a</mi>
                    <mo stretchy="false">&g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a &lt; 0 and ((b &lt; 0 and c &gt; -(a^2/b)) or (b &gt; 0 and c &lt; -(a^2/b))))or(a &gt; 0 and ((b &lt; 0 and c &lt; -(a^2/b)) or b = 0 or (b &gt; 0 and c &gt; -(a^2/b))))) and d = (b c)/a</annotation>
  </semantics>
</math>
</file>

<file path=Object 7/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row>
              </mrow>
            </mtd>
          </mtr>
          <mtr>
            <mtd>
              <mrow>
                <mover accent="true">
                  <msub>
                    <mi>x</mi>
                    <mn>2</mn>
                  </msub>
                  <mo stretchy="false">˙</mo>
                </mover>
                <mo stretchy="false">=</mo>
                <mrow>
                  <msub>
                    <mi mathvariant="italic">cx</mi>
                    <mn>1</mn>
                  </msub>
                  <mo stretchy="false">+</mo>
                  <msub>
                    <mi mathvariant="italic">dx</mi>
                    <mn>2</mn>
                  </msub>
                </mrow>
              </mrow>
            </mtd>
          </mtr>
        </mtable>
      </mrow>
    </mrow>
    <annotation encoding="StarMath 5.0">left lbrace
  stack {
    dot x_1 = ax_1  + bx_2 #
    dot x_2 = cx_1 + dx_2
  }
right none</annotation>
  </semantics>
</math>
</file>

<file path=Object 70/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gt;</mo>
                          <mn>0</mn>
                        </mrow>
                      </mrow>
                      <mo fence="true" stretchy="false">)</mo>
                    </mrow>
                    <mo stretchy="false">∨</mo>
                    <mrow>
                      <mo fence="true" stretchy="false">(</mo>
                      <mrow>
                        <mrow>
                          <mi>b</mi>
                          <mo stretchy="false">=</mo>
                          <mrow>
                            <mn>0</mn>
                            <mo stretchy="false">∧</mo>
                            <mi>d</mi>
                          </mrow>
                          <mo stretchy="false">&gt;</mo>
                          <mn>0</mn>
                        </mrow>
                      </mrow>
                      <mo fence="true" stretchy="false">)</mo>
                    </mrow>
                    <mo stretchy="false">∨</mo>
                    <mrow>
                      <mo fence="true" stretchy="false">(</mo>
                      <mrow>
                        <mrow>
                          <mi>b</mi>
                          <mo stretchy="false">&gt;</mo>
                          <mrow>
                            <mn>0</mn>
                            <mo stretchy="false">∧</mo>
                            <mi>c</mi>
                          </mrow>
                          <mo stretchy="false">=</mo>
                          <mrow>
                            <mn>0</mn>
                            <mo stretchy="false">∧</mo>
                            <mi>d</mi>
                          </mrow>
                          <mo stretchy="false">&gt;</mo>
                          <mn>0</mn>
                        </mrow>
                      </mrow>
                      <mo fence="true" stretchy="false">)</mo>
                    </mrow>
                  </mrow>
                </mrow>
                <mo fence="true" stretchy="false">)</mo>
              </mrow>
            </mrow>
          </mrow>
        </mrow>
        <mo fence="true" stretchy="false">)</mo>
      </mrow>
    </mrow>
    <annotation encoding="StarMath 5.0">%beta = (a = 0 and ((b &lt; 0 and c = 0 and d &gt; 0) or (b = 0 and d &gt; 0) or (b &gt; 0 and c = 0 and d &gt; 0)))</annotation>
  </semantics>
</math>
</file>

<file path=Object 71/content.xml><?xml version="1.0" encoding="utf-8"?>
<math xmlns="http://www.w3.org/1998/Math/MathML" display="block">
  <semantics>
    <mrow>
      <mi>β</mi>
      <mo stretchy="false">∨</mo>
      <mi>α</mi>
    </mrow>
    <annotation encoding="StarMath 5.0">%beta or %alpha</annotation>
  </semantics>
</math>
</file>

<file path=Object 72/content.xml><?xml version="1.0" encoding="utf-8"?>
<math xmlns="http://www.w3.org/1998/Math/MathML" display="block">
  <semantics>
    <mrow>
      <mi>θ</mi>
      <mo stretchy="false">=</mo>
      <mrow>
        <mo fence="true" stretchy="false">(</mo>
        <mrow>
          <mrow>
            <mi>b</mi>
            <mo stretchy="false">=</mo>
            <mrow>
              <mn>0</mn>
              <mo stretchy="false">∧</mo>
              <mi>d</mi>
            </mrow>
            <mo stretchy="false">=</mo>
            <mi>a</mi>
          </mrow>
        </mrow>
        <mo fence="true" stretchy="false">)</mo>
      </mrow>
    </mrow>
    <annotation encoding="StarMath 5.0">%theta = (b = 0 and d = a)</annotation>
  </semantics>
</math>
</file>

<file path=Object 73/content.xml><?xml version="1.0" encoding="utf-8"?>
<math xmlns="http://www.w3.org/1998/Math/MathML" display="block">
  <semantics>
    <mrow>
      <mi>ε</mi>
      <mo stretchy="false">=</mo>
      <mi>a</mi>
      <mo stretchy="false">&lt;</mo>
      <mn>0</mn>
    </mrow>
    <annotation encoding="StarMath 5.0">%varepsilon = a &lt; 0</annotation>
  </semantics>
</math>
</file>

<file path=Object 74/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l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lt; 0, λ_1 = 0, λ_2 = ( a+d )</annotation>
  </semantics>
</math>
</file>

<file path=Object 75/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 ((a &lt; 0 and ((b &lt; 0 and c &lt; -(a^2/b)) or b = 0 or (b &gt; 0 and c &gt; -(a^2/b)))) or (a &gt; 0 and ((b &lt; 0 and c &gt; -(a^2/b)) or (b &gt; 0 and c &lt; -(a^2/b))))) and d = (b c)/a</annotation>
  </semantics>
</math>
</file>

<file path=Object 76/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lt;</mo>
                          <mn>0</mn>
                        </mrow>
                      </mrow>
                      <mo fence="true" stretchy="false">)</mo>
                    </mrow>
                    <mo stretchy="false">∨</mo>
                    <mrow>
                      <mo fence="true" stretchy="false">(</mo>
                      <mrow>
                        <mrow>
                          <mi>b</mi>
                          <mo stretchy="false">=</mo>
                          <mrow>
                            <mn>0</mn>
                            <mo stretchy="false">∧</mo>
                            <mi>d</mi>
                          </mrow>
                          <mo stretchy="false">&lt;</mo>
                          <mn>0</mn>
                        </mrow>
                      </mrow>
                      <mo fence="true" stretchy="false">)</mo>
                    </mrow>
                    <mo stretchy="false">∨</mo>
                    <mrow>
                      <mo fence="true" stretchy="false">(</mo>
                      <mrow>
                        <mrow>
                          <mi>b</mi>
                          <mo stretchy="false">&gt;</mo>
                          <mrow>
                            <mn>0</mn>
                            <mo stretchy="false">∧</mo>
                            <mi>c</mi>
                          </mrow>
                          <mo stretchy="false">=</mo>
                          <mrow>
                            <mn>0</mn>
                            <mo stretchy="false">∧</mo>
                            <mi>d</mi>
                          </mrow>
                          <mo stretchy="false">&lt;</mo>
                          <mn>0</mn>
                        </mrow>
                      </mrow>
                      <mo fence="true" stretchy="false">)</mo>
                    </mrow>
                  </mrow>
                </mrow>
                <mo fence="true" stretchy="false">)</mo>
              </mrow>
            </mrow>
          </mrow>
        </mrow>
        <mo fence="true" stretchy="false">)</mo>
      </mrow>
    </mrow>
    <annotation encoding="StarMath 5.0">%beta = (a = 0 and ((b &lt; 0 and c = 0 and d &lt; 0) or (b = 0 and d &lt; 0) or (b &gt; 0 and c = 0 and d &lt; 0)))</annotation>
  </semantics>
</math>
</file>

<file path=Object 77/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mo>
                          <mn>0</mn>
                        </mrow>
                      </mrow>
                      <mo fence="true" stretchy="false">)</mo>
                    </mrow>
                    <mo stretchy="false">∨</mo>
                    <mrow>
                      <mo fence="true" stretchy="false">(</mo>
                      <mrow>
                        <mrow>
                          <mi>b</mi>
                          <mo stretchy="false">=</mo>
                          <mrow>
                            <mn>0</mn>
                            <mo stretchy="false">∧</mo>
                            <mi>d</mi>
                          </mrow>
                          <mo stretchy="false">=</mo>
                          <mn>0</mn>
                        </mrow>
                      </mrow>
                      <mo fence="true" stretchy="false">)</mo>
                    </mrow>
                    <mo stretchy="false">∨</mo>
                    <mrow>
                      <mo fence="true" stretchy="false">(</mo>
                      <mrow>
                        <mrow>
                          <mi>b</mi>
                          <mo stretchy="false">&gt;</mo>
                          <mrow>
                            <mn>0</mn>
                            <mo stretchy="false">∧</mo>
                            <mi>c</mi>
                          </mrow>
                          <mo stretchy="false">=</mo>
                          <mrow>
                            <mn>0</mn>
                            <mo stretchy="false">∧</mo>
                            <mi>d</mi>
                          </mrow>
                          <mo stretchy="false">=</mo>
                          <mn>0</mn>
                        </mrow>
                      </mrow>
                      <mo fence="true" stretchy="false">)</mo>
                    </mrow>
                  </mrow>
                </mrow>
                <mo fence="true" stretchy="false">)</mo>
              </mrow>
            </mrow>
          </mrow>
        </mrow>
        <mo fence="true" stretchy="false">)</mo>
      </mrow>
    </mrow>
    <annotation encoding="StarMath 5.0">%beta = (a = 0 and ((b &lt; 0 and c = 0 and d = 0) or (b = 0 and d = 0) or (b &gt; 0 and c = 0 and d = 0)))</annotation>
  </semantics>
</math>
</file>

<file path=Object 78/content.xml><?xml version="1.0" encoding="utf-8"?>
<math xmlns="http://www.w3.org/1998/Math/MathML" display="block">
  <semantics>
    <mrow>
      <mi>δ</mi>
      <mo stretchy="false">=</mo>
      <mrow>
        <mo fence="true" stretchy="false">(</mo>
        <mrow>
          <mrow>
            <mi>a</mi>
            <mo stretchy="false">&l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delta = (a &lt; 0 and ((b &lt; 0 and c = -(a^2/b) and d = (b c)/a) or (b &gt; 0 and c = -(a^2/b) and d = (b c)/a)))</annotation>
  </semantics>
</math>
</file>

<file path=Object 79/content.xml><?xml version="1.0" encoding="utf-8"?>
<math xmlns="http://www.w3.org/1998/Math/MathML" display="block">
  <semantics>
    <msub>
      <mi>x</mi>
      <mn>1</mn>
    </msub>
    <annotation encoding="StarMath 5.0">x_1</annotation>
  </semantics>
</math>
</file>

<file path=Object 8/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row>
                            <mn>0</mn>
                            <mo stretchy="false">&lt;</mo>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delta = (b &lt; 0 and ((0 &lt; c &lt;= -(a^2/b) and a - 2 Sqrt-bc &lt; d &lt; a + 2 Sqrt-bc) or (c &gt; -(a^2/b) and a - 2 Sqrt-bc &lt; d &lt; -a)))</annotation>
  </semantics>
</math>
</file>

<file path=Object 80/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i>a</mi>
                </mtd>
                <mtd>
                  <mi>b</mi>
                </mtd>
              </mtr>
              <mtr>
                <mtd>
                  <mi>c</mi>
                </mtd>
                <mtd>
                  <mi>d</mi>
                </mtd>
              </mtr>
            </mtable>
          </mrow>
          <mo fence="true" stretchy="true">]</mo>
        </mrow>
      </mrow>
      <mrow>
        <mo fence="true" stretchy="true">[</mo>
        <mrow>
          <mtable>
            <mtr>
              <mtd>
                <msub>
                  <mi>x</mi>
                  <mn>1</mn>
                </msub>
              </mtd>
            </mtr>
            <mtr>
              <mtd>
                <msub>
                  <mi>x</mi>
                  <mn>2</mn>
                </msub>
              </mtd>
            </mtr>
          </mtable>
        </mrow>
        <mo fence="true" stretchy="true">]</mo>
      </mrow>
    </mrow>
    <annotation encoding="StarMath 5.0"> left[matrix{dot x_1## dot x_2}right] = left[matrix{a#b##c#d}right]left[matrix{x_1##x_2}right]
</annotation>
  </semantics>
</math>
</file>

<file path=Object 81/content.xml><?xml version="1.0" encoding="utf-8"?>
<math xmlns="http://www.w3.org/1998/Math/MathML" display="block">
  <semantics>
    <mrow>
      <mi>β</mi>
      <mo stretchy="false">∨</mo>
      <mi>α</mi>
    </mrow>
    <annotation encoding="StarMath 5.0">%beta or %alpha</annotation>
  </semantics>
</math>
</file>

<file path=Object 82/content.xml><?xml version="1.0" encoding="utf-8"?>
<math xmlns="http://www.w3.org/1998/Math/MathML" display="block">
  <semantics>
    <mrow>
      <msub>
        <mi>λ</mi>
        <mn>1</mn>
      </msub>
      <mo stretchy="false">=</mo>
      <msub>
        <mi>λ</mi>
        <mn>2</mn>
      </msub>
      <mo stretchy="false">=</mo>
      <mn>0</mn>
    </mrow>
    <annotation encoding="StarMath 5.0">λ_1 = λ_2 = 0</annotation>
  </semantics>
</math>
</file>

<file path=Object 83/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alpha = (a &gt; 0 and ((b &lt; 0 and c = -(a^2/b) and d = (b c)/a) or (b &gt; 0 and c = -(a^2/b) and d = (b c)/a)))</annotation>
  </semantics>
</math>
</file>

<file path=Object 84/content.xml><?xml version="1.0" encoding="utf-8"?>
<math xmlns="http://www.w3.org/1998/Math/MathML" display="block">
  <semantics>
    <mrow>
      <msub>
        <mi>s</mi>
        <mn>1</mn>
      </msub>
      <mo stretchy="false">∧</mo>
      <msub>
        <mi>s</mi>
        <mn>2</mn>
      </msub>
    </mrow>
    <annotation encoding="StarMath 5.0">s_1 and s_2</annotation>
  </semantics>
</math>
</file>

<file path=Object 85/content.xml><?xml version="1.0" encoding="utf-8"?>
<math xmlns="http://www.w3.org/1998/Math/MathML" display="block">
  <semantics>
    <mrow>
      <mi>δ</mi>
      <mo stretchy="false">∨</mo>
      <mi>β</mi>
      <mo stretchy="false">∨</mo>
      <mi>α</mi>
    </mrow>
    <annotation encoding="StarMath 5.0">%delta or %beta or %alpha</annotation>
  </semantics>
</math>
</file>

<file path=Object 86/content.xml><?xml version="1.0" encoding="utf-8"?>
<math xmlns="http://www.w3.org/1998/Math/MathML" display="block">
  <semantics>
    <mrow>
      <mrow>
        <msup>
          <mi>T</mi>
          <mn>2</mn>
        </msup>
        <mo stretchy="false">−</mo>
        <mn>4</mn>
      </mrow>
      <mrow>
        <mi>D</mi>
        <mo stretchy="false">&gt;</mo>
        <mn>0</mn>
      </mrow>
      <mi>;</mi>
      <mrow>
        <msub>
          <mi>s</mi>
          <mn>1,2</mn>
        </msub>
        <mo stretchy="false">=</mo>
        <mrow>
          <mrow>
            <mi>T</mi>
            <mo stretchy="false">/</mo>
            <mn>2</mn>
          </mrow>
          <mo stretchy="false">±</mo>
          <mrow>
            <msqrt>
              <mrow>
                <mo fence="true" stretchy="false">[</mo>
                <mrow>
                  <mrow>
                    <mrow>
                      <msup>
                        <mi>T</mi>
                        <mn>2</mn>
                      </msup>
                      <mo stretchy="false">−</mo>
                      <mn>4</mn>
                    </mrow>
                    <mi>D</mi>
                  </mrow>
                </mrow>
                <mo fence="true" stretchy="false">]</mo>
              </mrow>
            </msqrt>
            <mo stretchy="false">/</mo>
            <mn>2</mn>
          </mrow>
        </mrow>
      </mrow>
    </mrow>
    <annotation encoding="StarMath 5.0">T^2 - 4D &gt; 0; s_1,2  = T/2 +- Sqrt[T^2 -4D ]/2 </annotation>
  </semantics>
</math>
</file>

<file path=Object 87/content.xml><?xml version="1.0" encoding="utf-8"?>
<math xmlns="http://www.w3.org/1998/Math/MathML" display="block">
  <semantics>
    <mrow>
      <msub>
        <mi>s</mi>
        <mn>1</mn>
      </msub>
      <mo stretchy="false">&lt;</mo>
      <msub>
        <mi>s</mi>
        <mn>2</mn>
      </msub>
      <mo stretchy="false">&lt;</mo>
      <mn>0</mn>
    </mrow>
    <annotation encoding="StarMath 5.0">s_1 &lt; s_2 &lt; 0</annotation>
  </semantics>
</math>
</file>

<file path=Object 88/content.xml><?xml version="1.0" encoding="utf-8"?>
<math xmlns="http://www.w3.org/1998/Math/MathML" display="block">
  <semantics>
    <mrow>
      <msub>
        <mi>s</mi>
        <mn>1</mn>
      </msub>
      <mo stretchy="false">∧</mo>
      <msub>
        <mi>s</mi>
        <mn>2</mn>
      </msub>
    </mrow>
    <annotation encoding="StarMath 5.0">s_1 and s_2</annotation>
  </semantics>
</math>
</file>

<file path=Object 89/content.xml><?xml version="1.0" encoding="utf-8"?>
<math xmlns="http://www.w3.org/1998/Math/MathML" display="block">
  <semantics>
    <mrow>
      <mrow>
        <msup>
          <mi>T</mi>
          <mn>2</mn>
        </msup>
        <mo stretchy="false">−</mo>
        <mn>4</mn>
      </mrow>
      <mrow>
        <mi>D</mi>
        <mo stretchy="false">&lt;</mo>
        <mn>0</mn>
      </mrow>
      <mi>;</mi>
      <mrow>
        <msub>
          <mi>s</mi>
          <mn>1,2</mn>
        </msub>
        <mo stretchy="false">=</mo>
        <mrow>
          <mi>α</mi>
          <mo stretchy="false">±</mo>
          <mi>j</mi>
        </mrow>
      </mrow>
      <mi>β</mi>
      <mi>;</mi>
      <mrow>
        <mi>α</mi>
        <mo stretchy="false">=</mo>
        <mrow>
          <mi>T</mi>
          <mo stretchy="false">/</mo>
          <mn>2,</mn>
        </mrow>
      </mrow>
      <mrow>
        <mi>β</mi>
        <mo stretchy="false">=</mo>
        <mrow>
          <msqrt>
            <mrow>
              <mo fence="true" stretchy="false">[</mo>
              <mrow>
                <mrow>
                  <mn>4</mn>
                  <mrow>
                    <mi>D</mi>
                    <mo stretchy="false">−</mo>
                    <msup>
                      <mi>T</mi>
                      <mn>2</mn>
                    </msup>
                  </mrow>
                </mrow>
              </mrow>
              <mo fence="true" stretchy="false">]</mo>
            </mrow>
          </msqrt>
          <mo stretchy="false">/</mo>
          <mn>2</mn>
        </mrow>
      </mrow>
    </mrow>
    <annotation encoding="StarMath 5.0">T^2 - 4D &lt; 0; s_1,2 = %alpha +-j%beta; %alpha = T/2, %beta = Sqrt[4D-T^2]/2</annotation>
  </semantics>
</math>
</file>

<file path=Object 9/content.xml><?xml version="1.0" encoding="utf-8"?>
<math xmlns="http://www.w3.org/1998/Math/MathML" display="block">
  <semantics>
    <mrow>
      <mi>θ</mi>
      <mo stretchy="false">=</mo>
      <mi>a</mi>
      <mo stretchy="false">&lt;</mo>
      <mn>0</mn>
    </mrow>
    <annotation encoding="StarMath 5.0">%theta = a &lt; 0</annotation>
  </semantics>
</math>
</file>

<file path=Object 90/content.xml><?xml version="1.0" encoding="utf-8"?>
<math xmlns="http://www.w3.org/1998/Math/MathML" display="block">
  <semantics>
    <mrow>
      <mi>α</mi>
      <mo stretchy="false">=</mo>
      <mn>0</mn>
    </mrow>
    <annotation encoding="StarMath 5.0">%alpha = 0</annotation>
  </semantics>
</math>
</file>

<file path=Object 91/content.xml><?xml version="1.0" encoding="utf-8"?>
<math xmlns="http://www.w3.org/1998/Math/MathML" display="block">
  <semantics>
    <mrow>
      <mi>α</mi>
      <mo stretchy="false">&gt;</mo>
      <mn>0</mn>
    </mrow>
    <annotation encoding="StarMath 5.0">%alpha &gt; 0</annotation>
  </semantics>
</math>
</file>

<file path=Object 92/content.xml><?xml version="1.0" encoding="utf-8"?>
<math xmlns="http://www.w3.org/1998/Math/MathML" display="block">
  <semantics>
    <mrow>
      <mi>α</mi>
      <mo stretchy="false">&lt;</mo>
      <mn>0</mn>
    </mrow>
    <annotation encoding="StarMath 5.0">%alpha &lt; 0</annotation>
  </semantics>
</math>
</file>

<file path=Object 93/content.xml><?xml version="1.0" encoding="utf-8"?>
<math xmlns="http://www.w3.org/1998/Math/MathML" display="block">
  <semantics>
    <mrow>
      <msub>
        <mi>s</mi>
        <mn>1</mn>
      </msub>
      <mo stretchy="false">&gt;</mo>
      <msub>
        <mi>s</mi>
        <mn>2</mn>
      </msub>
      <mo stretchy="false">&gt;</mo>
      <mn>0</mn>
    </mrow>
    <annotation encoding="StarMath 5.0">s_1 &gt; s_2 &gt; 0</annotation>
  </semantics>
</math>
</file>

<file path=Object 94/content.xml><?xml version="1.0" encoding="utf-8"?>
<math xmlns="http://www.w3.org/1998/Math/MathML" display="block">
  <semantics>
    <mrow>
      <msub>
        <mi>s</mi>
        <mn>1</mn>
      </msub>
      <mo stretchy="false">&gt;</mo>
      <mn>0</mn>
      <mo stretchy="false">&gt;</mo>
      <msub>
        <mi>s</mi>
        <mn>2</mn>
      </msub>
    </mrow>
    <annotation encoding="StarMath 5.0">s_1 &gt; 0 &gt; s_2</annotation>
  </semantics>
</math>
</file>

<file path=Object 95/content.xml><?xml version="1.0" encoding="utf-8"?>
<math xmlns="http://www.w3.org/1998/Math/MathML" display="block">
  <semantics>
    <mrow>
      <msub>
        <mi>s</mi>
        <mn>1</mn>
      </msub>
      <mo stretchy="false">∧</mo>
      <msub>
        <mi>s</mi>
        <mn>2</mn>
      </msub>
    </mrow>
    <annotation encoding="StarMath 5.0">s_1 and s_2</annotation>
  </semantics>
</math>
</file>

<file path=Object 96/content.xml><?xml version="1.0" encoding="utf-8"?>
<math xmlns="http://www.w3.org/1998/Math/MathML" display="block">
  <semantics>
    <mrow>
      <mrow>
        <msup>
          <mi>T</mi>
          <mn>2</mn>
        </msup>
        <mo stretchy="false">−</mo>
        <mn>4</mn>
      </mrow>
      <mrow>
        <mi>D</mi>
        <mo stretchy="false">=</mo>
        <mn>0</mn>
      </mrow>
      <mi>;</mi>
      <mrow>
        <msub>
          <mi>s</mi>
          <mn>1,2</mn>
        </msub>
        <mo stretchy="false">=</mo>
        <mrow>
          <mi>T</mi>
          <mo stretchy="false">/</mo>
          <mn>2</mn>
        </mrow>
      </mrow>
    </mrow>
    <annotation encoding="StarMath 5.0">T^2 - 4D = 0; s_1,2 = T/2</annotation>
  </semantics>
</math>
</file>

<file path=Object 97/content.xml><?xml version="1.0" encoding="utf-8"?>
<math xmlns="http://www.w3.org/1998/Math/MathML" display="block">
  <semantics>
    <mrow>
      <mi>T</mi>
      <mo stretchy="false">&gt;</mo>
      <mn>0</mn>
    </mrow>
    <annotation encoding="StarMath 5.0">T &gt; 0</annotation>
  </semantics>
</math>
</file>

<file path=Object 98/content.xml><?xml version="1.0" encoding="utf-8"?>
<math xmlns="http://www.w3.org/1998/Math/MathML" display="block">
  <semantics>
    <mrow>
      <mi>T</mi>
      <mo stretchy="false">&lt;</mo>
      <mn>0</mn>
    </mrow>
    <annotation encoding="StarMath 5.0">T &lt; 0</annotation>
  </semantics>
</math>
</file>